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autospace="none"/>
      <style:text-properties style:font-name="Garuda" officeooo:paragraph-rsid="00c605b7"/>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4" style:family="paragraph" style:parent-style-name="Standard">
      <style:paragraph-properties fo:text-align="start" style:justify-single-word="false" style:text-autospace="none"/>
      <style:text-properties fo:color="#00331a"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41"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42" style:family="paragraph" style:parent-style-name="Standard">
      <style:paragraph-properties fo:text-align="start" style:justify-single-word="false"/>
      <style:text-properties fo:color="#00331a" style:font-name="Garuda" fo:font-size="12pt"/>
    </style:style>
    <style:style style:name="P43" style:family="paragraph" style:parent-style-name="Standard">
      <style:paragraph-properties fo:text-align="start" style:justify-single-word="false" style:text-autospace="none"/>
      <style:text-properties fo:color="#00331a" style:font-name="Garuda" fo:font-size="12pt"/>
    </style:style>
    <style:style style:name="P44"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8"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9"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1"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3"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properties fo:color="#00331a" style:font-name="Garuda"/>
    </style:style>
    <style:style style:name="P56" style:family="paragraph" style:parent-style-name="Standard">
      <style:paragraph-properties fo:text-align="start" style:justify-single-word="false" style:text-autospace="none"/>
      <style:text-properties fo:color="#00331a" style:font-name="Garuda"/>
    </style:style>
    <style:style style:name="P57"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8" style:family="paragraph" style:parent-style-name="Standard">
      <style:paragraph-properties fo:text-align="start" style:justify-single-word="false" style:text-autospace="none"/>
      <style:text-properties fo:color="#00331a" style:font-name="Garuda" style:text-underline-style="none"/>
    </style:style>
    <style:style style:name="P59"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60"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6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64"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65"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6"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70"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7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7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7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7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7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7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8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83"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8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8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7"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8" style:family="paragraph" style:parent-style-name="Text_20_body">
      <style:paragraph-properties fo:text-align="start" style:justify-single-word="false"/>
      <style:text-properties style:font-name="Garuda"/>
    </style:style>
    <style:style style:name="P89" style:family="paragraph" style:parent-style-name="Text_20_body">
      <style:paragraph-properties fo:text-align="start" style:justify-single-word="false"/>
    </style:style>
    <style:style style:name="P90"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1"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4"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5"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96" style:family="paragraph" style:parent-style-name="Text_20_body">
      <style:paragraph-properties fo:text-align="start" style:justify-single-word="false"/>
      <style:text-properties fo:color="#00331a" style:font-name="Garuda" fo:font-size="12pt"/>
    </style:style>
    <style:style style:name="P97"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98" style:family="paragraph" style:parent-style-name="Text_20_body">
      <style:paragraph-properties fo:text-align="start" style:justify-single-word="false"/>
      <style:text-properties fo:color="#00331a" style:font-name="Garuda"/>
    </style:style>
    <style:style style:name="P99"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100"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101"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102"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4"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5"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7"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1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officeooo:rsid="01059d70"/>
    </style:style>
    <style:style style:name="T8" style:family="text">
      <style:text-properties fo:font-size="12pt" fo:font-weight="bold" style:font-name-asian="LiberationSerif" style:font-size-asian="12pt" style:font-weight-asian="bold" style:font-name-complex="LiberationSerif" style:font-size-complex="12pt" style:font-weight-complex="bold"/>
    </style:style>
    <style:style style:name="T9" style:family="text">
      <style:text-properties fo:font-size="12pt" style:font-name-asian="LiberationSerif" style:font-size-asian="12pt" style:font-name-complex="LiberationSerif"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style:font-name="Garuda"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25" style:family="text">
      <style:text-properties fo:color="#00331a" style:font-name="Garuda" style:text-underline-style="solid" style:text-underline-width="auto" style:text-underline-color="font-color" style:font-name-asian="LiberationSerif" style:font-name-complex="LiberationSerif"/>
    </style:style>
    <style:style style:name="T26" style:family="text">
      <style:text-properties fo:color="#00331a" style:font-name="Garuda" style:text-underline-style="none"/>
    </style:style>
    <style:style style:name="T27" style:family="text">
      <style:text-properties fo:color="#00331a" style:font-name="Garuda" style:text-underline-style="none" fo:font-weight="bold" style:font-name-asian="LiberationSerif-Bold" style:font-weight-asian="bold" style:font-name-complex="LiberationSerif-Bold" style:font-weight-complex="bold"/>
    </style:style>
    <style:style style:name="T28" style:family="text">
      <style:text-properties fo:color="#00331a" style:font-name="Garuda" style:text-underline-style="none" fo:font-weight="bold" style:font-weight-asian="bold" style:font-weight-complex="bold"/>
    </style:style>
    <style:style style:name="T29" style:family="text">
      <style:text-properties fo:color="#00331a" style:font-name="Garuda" style:text-underline-style="none" fo:font-weight="bold" style:font-name-asian="LiberationSerif" style:font-weight-asian="bold" style:font-name-complex="LiberationSerif" style:font-weight-complex="bold"/>
    </style:style>
    <style:style style:name="T30" style:family="text">
      <style:text-properties fo:color="#00331a" style:font-name="Garuda" fo:font-size="12pt"/>
    </style:style>
    <style:style style:name="T31" style:family="text">
      <style:text-properties fo:color="#00331a" style:font-name="Garuda" fo:font-size="12pt" style:font-size-asian="12pt" style:font-size-complex="12pt"/>
    </style:style>
    <style:style style:name="T32" style:family="text">
      <style:text-properties fo:color="#00331a" style:font-name="Garuda" fo:font-size="12pt" fo:font-weight="bold" style:font-size-asian="12pt" style:font-weight-asian="bold" style:font-size-complex="12pt" style:font-weight-complex="bold"/>
    </style:style>
    <style:style style:name="T33" style:family="text">
      <style:text-properties fo:color="#00331a" style:font-name="Garuda" fo:font-size="12pt" fo:font-weight="bold" style:font-weight-asian="bold" style:font-weight-complex="bold"/>
    </style:style>
    <style:style style:name="T34"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5"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6"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7"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8"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9" style:family="text">
      <style:text-properties fo:color="#00331a" style:font-name="Garuda" fo:font-size="12pt" style:text-underline-style="none"/>
    </style:style>
    <style:style style:name="T40"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41"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2" style:family="text">
      <style:text-properties fo:color="#00331a" style:font-name="Garuda" fo:font-size="12pt" style:text-underline-style="none" fo:font-weight="bold" style:font-weight-asian="bold" style:font-weight-complex="bold"/>
    </style:style>
    <style:style style:name="T43" style:family="text">
      <style:text-properties fo:color="#00331a" style:font-name="Garuda" fo:font-size="12pt" style:font-name-asian="LiberationSerif-Bold" style:font-size-asian="12pt" style:font-name-complex="LiberationSerif-Bold" style:font-size-complex="12pt"/>
    </style:style>
    <style:style style:name="T44" style:family="text">
      <style:text-properties fo:color="#00331a" style:font-name="Garuda" fo:font-size="12pt" style:font-name-asian="LiberationSerif" style:font-size-asian="12pt" style:font-name-complex="LiberationSerif" style:font-size-complex="12pt"/>
    </style:style>
    <style:style style:name="T45" style:family="text">
      <style:text-properties fo:color="#00331a" style:font-name="Garuda" fo:font-size="12pt" fo:font-style="normal" style:font-style-asian="normal" style:font-style-complex="normal"/>
    </style:style>
    <style:style style:name="T46" style:family="text">
      <style:text-properties fo:color="#00331a" style:font-name="Garuda" fo:font-weight="bold" style:font-weight-asian="bold" style:font-weight-complex="bold"/>
    </style:style>
    <style:style style:name="T47" style:family="text">
      <style:text-properties fo:color="#00331a" style:font-name="Garuda" fo:font-weight="bold" style:font-name-asian="LiberationSerif-Bold" style:font-weight-asian="bold" style:font-name-complex="LiberationSerif-Bold" style:font-weight-complex="bold"/>
    </style:style>
    <style:style style:name="T48" style:family="text">
      <style:text-properties fo:color="#00331a" style:font-name="Garuda" fo:font-weight="normal" style:font-weight-asian="normal" style:font-weight-complex="normal"/>
    </style:style>
    <style:style style:name="T49" style:family="text">
      <style:text-properties fo:color="#00331a" style:font-name="Garuda" style:font-name-asian="LiberationSerif-Bold" style:font-name-complex="LiberationSerif-Bold"/>
    </style:style>
    <style:style style:name="T50" style:family="text">
      <style:text-properties fo:color="#00331a" style:font-name="Garuda" officeooo:rsid="01059d70"/>
    </style:style>
    <style:style style:name="T51"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3"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4" style:family="text">
      <style:text-properties fo:color="#00331a" style:text-underline-style="solid" style:text-underline-width="auto" style:text-underline-color="font-color"/>
    </style:style>
    <style:style style:name="T55" style:family="text">
      <style:text-properties fo:color="#00331a" style:text-underline-style="solid" style:text-underline-width="auto" style:text-underline-color="font-color" officeooo:rsid="01059d70"/>
    </style:style>
    <style:style style:name="T56" style:family="text">
      <style:text-properties fo:color="#00331a" officeooo:rsid="01059d70"/>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2db4fd"/>
    </style:style>
    <style:style style:name="T61" style:family="text">
      <style:text-properties style:font-name="Garuda" officeooo:rsid="005bf793"/>
    </style:style>
    <style:style style:name="T62" style:family="text">
      <style:text-properties style:font-name="Garuda" style:font-name-asian="LiberationSerif" style:font-name-complex="LiberationSerif"/>
    </style:style>
    <style:style style:name="T63" style:family="text">
      <style:text-properties style:font-name="Garuda" fo:font-weight="bold" style:font-weight-asian="bold" style:font-weight-complex="bold"/>
    </style:style>
    <style:style style:name="T64" style:family="text">
      <style:text-properties style:font-name="Garuda" style:font-name-asian="LiberationSerif-Bold" style:font-name-complex="LiberationSerif-Bold"/>
    </style:style>
    <style:style style:name="T65" style:family="text">
      <style:text-properties fo:color="#0c343d" style:font-name="Garud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306749"/>
    </style:style>
    <style:style style:name="T76" style:family="text">
      <style:text-properties officeooo:rsid="00309358"/>
    </style:style>
    <style:style style:name="T77" style:family="text">
      <style:text-properties fo:font-size="10pt" fo:font-style="italic"/>
    </style:style>
    <style:style style:name="T78" style:family="text">
      <style:text-properties fo:font-size="10pt" fo:font-style="italic" officeooo:rsid="0030b717"/>
    </style:style>
    <style:style style:name="T79" style:family="text">
      <style:text-properties officeooo:rsid="0030b84b"/>
    </style:style>
    <style:style style:name="T80" style:family="text">
      <style:text-properties officeooo:rsid="00353864"/>
    </style:style>
    <style:style style:name="T81" style:family="text">
      <style:text-properties officeooo:rsid="003726a6"/>
    </style:style>
    <style:style style:name="T82" style:family="text">
      <style:text-properties officeooo:rsid="003880fe"/>
    </style:style>
    <style:style style:name="T83" style:family="text">
      <style:text-properties officeooo:rsid="003aea5b"/>
    </style:style>
    <style:style style:name="T84" style:family="text">
      <style:text-properties officeooo:rsid="003b4403"/>
    </style:style>
    <style:style style:name="T85" style:family="text">
      <style:text-properties officeooo:rsid="003d2f94"/>
    </style:style>
    <style:style style:name="T86" style:family="text">
      <style:text-properties officeooo:rsid="003fbc9e"/>
    </style:style>
    <style:style style:name="T87" style:family="text">
      <style:text-properties officeooo:rsid="004550e0"/>
    </style:style>
    <style:style style:name="T88" style:family="text">
      <style:text-properties officeooo:rsid="0046421a"/>
    </style:style>
    <style:style style:name="T89" style:family="text">
      <style:text-properties officeooo:rsid="00472144"/>
    </style:style>
    <style:style style:name="T90" style:family="text">
      <style:text-properties officeooo:rsid="00494f90"/>
    </style:style>
    <style:style style:name="T91" style:family="text">
      <style:text-properties officeooo:rsid="005027fb"/>
    </style:style>
    <style:style style:name="T92" style:family="text">
      <style:text-properties officeooo:rsid="005a992f"/>
    </style:style>
    <style:style style:name="T93" style:family="text">
      <style:text-properties officeooo:rsid="005c8fb7"/>
    </style:style>
    <style:style style:name="T94" style:family="text">
      <style:text-properties officeooo:rsid="005fdd51"/>
    </style:style>
    <style:style style:name="T95" style:family="text">
      <style:text-properties officeooo:rsid="00617e17"/>
    </style:style>
    <style:style style:name="T96" style:family="text">
      <style:text-properties officeooo:rsid="0067a81d"/>
    </style:style>
    <style:style style:name="T97" style:family="text">
      <style:text-properties officeooo:rsid="006e405a"/>
    </style:style>
    <style:style style:name="T98" style:family="text">
      <style:text-properties officeooo:rsid="00728de8"/>
    </style:style>
    <style:style style:name="T99" style:family="text">
      <style:text-properties fo:font-style="italic" officeooo:rsid="00750bf6" style:font-style-asian="italic" style:font-style-complex="italic"/>
    </style:style>
    <style:style style:name="T100" style:family="text">
      <style:text-properties fo:font-style="normal" officeooo:rsid="00750bf6" style:font-style-asian="normal" style:font-style-complex="normal"/>
    </style:style>
    <style:style style:name="T101" style:family="text">
      <style:text-properties fo:font-style="normal" officeooo:rsid="0077ea6e" style:font-style-asian="normal" style:font-style-complex="normal"/>
    </style:style>
    <style:style style:name="T102" style:family="text">
      <style:text-properties fo:font-style="normal" officeooo:rsid="0076e7f1" style:font-style-asian="normal" style:font-style-complex="normal"/>
    </style:style>
    <style:style style:name="T103" style:family="text">
      <style:text-properties fo:font-style="normal" officeooo:rsid="007aa009" style:font-style-asian="normal" style:font-style-complex="normal"/>
    </style:style>
    <style:style style:name="T104" style:family="text">
      <style:text-properties fo:font-style="normal" officeooo:rsid="0077b275" style:font-style-asian="normal" style:font-style-complex="normal"/>
    </style:style>
    <style:style style:name="T105" style:family="text">
      <style:text-properties fo:font-style="normal" officeooo:rsid="007ea594" style:font-style-asian="normal" style:font-style-complex="normal"/>
    </style:style>
    <style:style style:name="T106" style:family="text">
      <style:text-properties fo:font-style="normal" officeooo:rsid="00728ee1" style:font-style-asian="normal" style:font-style-complex="normal"/>
    </style:style>
    <style:style style:name="T107" style:family="text">
      <style:text-properties fo:font-style="normal" officeooo:rsid="007411d4" style:font-style-asian="normal" style:font-style-complex="normal"/>
    </style:style>
    <style:style style:name="T108" style:family="text">
      <style:text-properties officeooo:rsid="00821ddd"/>
    </style:style>
    <style:style style:name="T109" style:family="text">
      <style:text-properties officeooo:rsid="008480df"/>
    </style:style>
    <style:style style:name="T110" style:family="text">
      <style:text-properties officeooo:rsid="0088b6db"/>
    </style:style>
    <style:style style:name="T111" style:family="text">
      <style:text-properties officeooo:rsid="008944d5"/>
    </style:style>
    <style:style style:name="T112" style:family="text">
      <style:text-properties officeooo:rsid="008a5e59"/>
    </style:style>
    <style:style style:name="T113" style:family="text">
      <style:text-properties officeooo:rsid="008d5a7b"/>
    </style:style>
    <style:style style:name="T114" style:family="text">
      <style:text-properties officeooo:rsid="0097f932"/>
    </style:style>
    <style:style style:name="T115" style:family="text">
      <style:text-properties officeooo:rsid="0099ff80"/>
    </style:style>
    <style:style style:name="T116" style:family="text">
      <style:text-properties officeooo:rsid="009dfd45"/>
    </style:style>
    <style:style style:name="T117" style:family="text">
      <style:text-properties officeooo:rsid="009f7484"/>
    </style:style>
    <style:style style:name="T118" style:family="text">
      <style:text-properties officeooo:rsid="00a07cbb"/>
    </style:style>
    <style:style style:name="T119" style:family="text">
      <style:text-properties officeooo:rsid="00a28858"/>
    </style:style>
    <style:style style:name="T120" style:family="text">
      <style:text-properties officeooo:rsid="00ab0cb4"/>
    </style:style>
    <style:style style:name="T121" style:family="text">
      <style:text-properties officeooo:rsid="00ad4505"/>
    </style:style>
    <style:style style:name="T122" style:family="text">
      <style:text-properties officeooo:rsid="00ad601e"/>
    </style:style>
    <style:style style:name="T123" style:family="text">
      <style:text-properties fo:color="#00381f" fo:font-weight="bold" style:font-weight-asian="bold" style:font-weight-complex="bold"/>
    </style:style>
    <style:style style:name="T124" style:family="text">
      <style:text-properties fo:color="#00381f" fo:font-weight="bold" officeooo:rsid="00b2f583" style:font-weight-asian="bold" style:font-weight-complex="bold"/>
    </style:style>
    <style:style style:name="T125" style:family="text">
      <style:text-properties fo:color="#00381f" fo:font-weight="bold" officeooo:rsid="00b69f70" style:font-weight-asian="bold" style:font-weight-complex="bold"/>
    </style:style>
    <style:style style:name="T126" style:family="text">
      <style:text-properties fo:color="#00381f" fo:font-weight="bold" officeooo:rsid="00b9477a" style:font-weight-asian="bold" style:font-weight-complex="bold"/>
    </style:style>
    <style:style style:name="T127" style:family="text">
      <style:text-properties fo:color="#00381f" fo:font-weight="bold" officeooo:rsid="00ca0f94" style:font-weight-asian="bold" style:font-weight-complex="bold"/>
    </style:style>
    <style:style style:name="T128" style:family="text">
      <style:text-properties fo:color="#00381f" fo:font-weight="bold" officeooo:rsid="00da39e8" style:font-weight-asian="bold" style:font-weight-complex="bold"/>
    </style:style>
    <style:style style:name="T129" style:family="text">
      <style:text-properties fo:color="#00381f" fo:font-weight="bold" officeooo:rsid="00e3c060" style:font-weight-asian="bold" style:font-weight-complex="bold"/>
    </style:style>
    <style:style style:name="T130" style:family="text">
      <style:text-properties officeooo:rsid="00bc5af3"/>
    </style:style>
    <style:style style:name="T131" style:family="text">
      <style:text-properties officeooo:rsid="00bd2e22"/>
    </style:style>
    <style:style style:name="T132" style:family="text">
      <style:text-properties officeooo:rsid="00bea30c"/>
    </style:style>
    <style:style style:name="T133" style:family="text">
      <style:text-properties officeooo:rsid="00c27ef6"/>
    </style:style>
    <style:style style:name="T134" style:family="text">
      <style:text-properties officeooo:rsid="00c45580"/>
    </style:style>
    <style:style style:name="T135" style:family="text">
      <style:text-properties officeooo:rsid="00c53b97"/>
    </style:style>
    <style:style style:name="T136" style:family="text">
      <style:text-properties officeooo:rsid="00c71549"/>
    </style:style>
    <style:style style:name="T137" style:family="text">
      <style:text-properties officeooo:rsid="00c839d3"/>
    </style:style>
    <style:style style:name="T138" style:family="text">
      <style:text-properties officeooo:rsid="00ca0f94"/>
    </style:style>
    <style:style style:name="T139" style:family="text">
      <style:text-properties officeooo:rsid="00cdd9a2"/>
    </style:style>
    <style:style style:name="T140" style:family="text">
      <style:text-properties officeooo:rsid="00d56bb6"/>
    </style:style>
    <style:style style:name="T141" style:family="text">
      <style:text-properties officeooo:rsid="00ddb055"/>
    </style:style>
    <style:style style:name="T142" style:family="text">
      <style:text-properties officeooo:rsid="00df3090"/>
    </style:style>
    <style:style style:name="T143" style:family="text">
      <style:text-properties officeooo:rsid="00e5691c"/>
    </style:style>
    <style:style style:name="T144" style:family="text">
      <style:text-properties officeooo:rsid="00eb5a2a"/>
    </style:style>
    <style:style style:name="T145" style:family="text">
      <style:text-properties officeooo:rsid="00f01ae6"/>
    </style:style>
    <style:style style:name="T146" style:family="text">
      <style:text-properties officeooo:rsid="00f04de3"/>
    </style:style>
    <style:style style:name="T147" style:family="text">
      <style:text-properties officeooo:rsid="00f168a9"/>
    </style:style>
    <style:style style:name="T148" style:family="text">
      <style:text-properties officeooo:rsid="00f170f3"/>
    </style:style>
    <style:style style:name="T149" style:family="text">
      <style:text-properties officeooo:rsid="00f7652b"/>
    </style:style>
    <style:style style:name="T150" style:family="text">
      <style:text-properties officeooo:rsid="00facd89"/>
    </style:style>
    <style:style style:name="T151" style:family="text">
      <style:text-properties officeooo:rsid="00fc980c"/>
    </style:style>
    <style:style style:name="T152" style:family="text">
      <style:text-properties officeooo:rsid="00fd8c10"/>
    </style:style>
    <style:style style:name="T153" style:family="text">
      <style:text-properties officeooo:rsid="00fe38c2"/>
    </style:style>
    <style:style style:name="T154" style:family="text">
      <style:text-properties officeooo:rsid="0100a82b"/>
    </style:style>
    <style:style style:name="T155" style:family="text">
      <style:text-properties officeooo:rsid="01019192"/>
    </style:style>
    <style:style style:name="T156" style:family="text">
      <style:text-properties officeooo:rsid="0103cc16"/>
    </style:style>
    <style:style style:name="T157" style:family="text">
      <style:text-properties officeooo:rsid="01059d70"/>
    </style:style>
    <style:style style:name="T158" style:family="text">
      <style:text-properties officeooo:rsid="00728ee1"/>
    </style:style>
    <style:style style:name="T159" style:family="text">
      <style:text-properties officeooo:rsid="00adcc98"/>
    </style:style>
    <style:style style:name="T160" style:family="text">
      <style:text-properties officeooo:rsid="01096d39"/>
    </style:style>
    <style:style style:name="T161" style:family="text">
      <style:text-properties officeooo:rsid="010b1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tab/>K.Srinivasan <text:s/></text:p>
      <text:p text:style-name="P70">(also known as: Srinivasan Kannan, Ka.Shrinivaasan, Shrinivas Kannan)</text:p>
      <text:p text:style-name="P36"><draw:frame draw:style-name="fr1"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6">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text:span text:style-name="T149">9789346927</text:span></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20">Krishna iResearch Open Source: </text:span><text:a xlink:type="simple" xlink:href="https://sourceforge.net/users/ka_shrinivaasan" text:style-name="Internet_20_link" text:visited-style-name="Visited_20_Internet_20_Link"><text:span text:style-name="T57">https://sourceforge.net/users/ka_shrinivaasan</text:span></text:a><text:span text:style-name="T20">,</text:span></text:p>
      <text:p text:style-name="P2"><text:span text:style-name="T20"><text:s text:c="42"/></text:span><text:a xlink:type="simple" xlink:href="https://github.com/shrinivaasanka" text:style-name="Internet_20_link" text:visited-style-name="Visited_20_Internet_20_Link"><text:span text:style-name="T57">https://github.com/shrinivaasanka</text:span></text:a><text:span text:style-name="T57"><text:tab/><text:tab/><text:tab/><text:tab/><text:tab/><text:tab/><text:tab/><text:tab/><text:tab/></text:span><text:span text:style-name="T60">(replicated in </text:span><text:a xlink:type="simple" xlink:href="https://gitlab.com/shrinivaasanka" text:style-name="Internet_20_link" text:visited-style-name="Visited_20_Internet_20_Link"><text:span text:style-name="T60">https://gitlab.com/shrinivaasanka</text:span></text:a><text:span text:style-name="T60">)</text:span></text:p>
      <text:p text:style-name="P28"/>
      <text:p text:style-name="P2"><text:span text:style-name="T20">OpenHub profile: <text:s text:c="6"/></text:span><text:a xlink:type="simple" xlink:href="https://www.openhub.net/accounts/ka_shrinivaasan" text:style-name="Internet_20_link" text:visited-style-name="Visited_20_Internet_20_Link"><text:span text:style-name="T57">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32">Marital status: Unmarried (Never Married)</text:p>
      <text:p text:style-name="P28"/>
      <text:p text:style-name="P28"/>
      <text:p text:style-name="P71"/>
      <text:p text:style-name="P73"><text:tab/><text:tab/><text:tab/>COMPLETE ACADEMIC AND WORK HISTORY</text:p>
      <text:p text:style-name="P36"/>
      <text:p text:style-name="P36">ACADEMICS</text:p>
      <text:p text:style-name="P38">1. Elementary Schooling, RC Morning Star, Kumbakonam (1982-1987) </text:p>
      <text:p text:style-name="P38">2. Higher Secondary, Town Higher Secondary School,Kumbakonam (1987-1994) (SSLC -470/500 and Plus Two 1115/1200)</text:p>
      <text:p text:style-name="P38">3. B.A - Hindi - Praveen Uttarardh – Dakshin Bharat Hindi Prachar Sabha,Chennai (privately tutored from Kumbakonam) – (1988-1992)</text:p>
      <text:p text:style-name="P39">4. Bachelor of Engineering (Computer Science &amp; Engg) (1995-99),</text:p>
      <text:p text:style-name="P39">PSG College of Technology, Coimbatore-641004 INDIA (CGPA/Percentage: 8.8/87.75)</text:p>
      <text:p text:style-name="P39">5. M.Sc (Computer Science), Chennai Mathematical Institute, Chennai (2008 – 10) CGPA 8.08 (coursework - excluding MSc thesis), 8.06(including MSc thesis)</text:p>
      <text:p text:style-name="P76">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36"/>
      <text:p text:style-name="P36">COURSES DONE IN M.Sc and Ph.D and Self-study </text:p>
      <text:p text:style-name="P38"><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38"/>
      <text:p text:style-name="P38"/>
      <text:p text:style-name="P38"><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36">PUBLICATIONS</text:p>
      <text:p text:style-name="P36">(Google Scholar URL - http://scholar.google.co.in/citations?user=eLZY7CIAAAAJ&amp;hl=en)</text:p>
      <text:p text:style-name="P36"/>
      <text:p text:style-name="P39">1.(During PhD) <text:span text:style-name="T1">Decidability of Existence and Construction of a Complement of a function with Prof.Meena Mahajan, IMSc, 2011</text:span></text:p>
      <text:p text:style-name="P39">(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7">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40"/>
      <text:p text:style-name="P41"><text:span text:style-name="T4">2.(Master's Thesis) </text:span><text:span text:style-name="T2">Few Algorithms for Ascertaining Merit of a document (Citation graph </text:span><text:soft-page-break/><text:span text:style-name="T2">Maxflow, Recursive Gloss Overlap Algorithm and Interview algorithm applying either of the previous two with applications of them) with Profs. Ravindran(IIT Chennai) and Madhavan Mukund (CMI) in 2009-2010</text:span><text:span text:style-name="T3"> – http://arxiv.org/abs/1006.4458.</text:span></text:p>
      <text:p text:style-name="P40"/>
      <text:p text:style-name="P41"><text:span text:style-name="T4">3. (During PhD) </text:span><text:span text:style-name="T2">Evaluated NIST TAC 2010 dataset (Summarization track) for</text:span></text:p>
      <text:p text:style-name="P39"><text:span text:style-name="T1">Update Summarization by applying Interview Algorithm - appeared in proceedings of TAC 2010</text:span> at:</text:p>
      <text:p text:style-name="P39">http://www.nist.gov/tac/publications/2010/participant.papers/CMI_IIT.proceedings.pdf</text:p>
      <text:p text:style-name="P38"/>
      <text:p text:style-name="P21"/>
      <text:p text:style-name="P36">RESEARCH STATEMENTS:</text:p>
      <text:p text:style-name="P21"/>
      <text:p text:style-name="P10"><text:span text:style-name="T31">4.</text:span><text:span text:style-name="T32"> Research Statement</text:span><text:span text:style-name="T31"> 1 - </text:span><text:a xlink:type="simple" xlink:href="https://sites.google.com/site/kuja27/ResearchStatement2.pdf?attredirects=0" text:style-name="Internet_20_link" text:visited-style-name="Visited_20_Internet_20_Link"><text:span text:style-name="T58">https://sites.google.com/site/kuja27/ResearchStatement2.pdf?attredirects=0</text:span></text:a></text:p>
      <text:p text:style-name="P38"/>
      <text:p text:style-name="P12"><text:span text:style-name="T31">5. </text:span><text:span text:style-name="T32">Research Statement 2 - with some proof sketches</text:span><text:span text:style-name="T31"> </text:span><text:span text:style-name="T32">(includes a new timeout manager algorithm implemented in Global Analytics Decision Platform 3.0)</text:span><text:span text:style-name="T31">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82"/>
      <text:p text:style-name="P54"/>
      <text:p text:style-name="P91">Most recent draft updates to all publications previously and earlier drafts below - in text format - nonlinear theoretical writeups interspersed between NeuronRain AsFer code commits in SourceForge, <text:span text:style-name="T76">GitLab </text:span>and GitHub:</text:p>
      <text:p text:style-name="P9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7">(most recent draft updates to all publications previously and earlier drafts below - in text format - nonlinear theoretical writeups interspersed between NeuronRain AsFer code commits in SourceForge </text:span><text:span text:style-name="T78">GitLab </text:span><text:span text:style-name="T77">and GitHub):</text:span></text:p>
      <text:p text:style-name="P91"/>
      <text:p text:style-name="P100"><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101"/>
      <text:p text:style-name="P100"><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101"/>
      <text:p text:style-name="P100"><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101"/>
      <text:p text:style-name="P36">Earlier Drafts:</text:p>
      <text:p text:style-name="P38"><text:soft-page-break/></text:p>
      <text:p text:style-name="P3"><text:span text:style-name="T20">7.(draft1) </text:span><text:span text:style-name="T46">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38"/>
      <text:p text:style-name="P38">8.(draft2) <text:span text:style-name="T1">IntegerPartitions and Hash Functions <text:s/>(</text:span>https://sites.google.com/site/kuja27/IntegerPartitionAndHashFunctions_2014.pdf?attredirects=0&amp;d=1)</text:p>
      <text:p text:style-name="P38"/>
      <text:p text:style-name="P38">9.(draft1) <text:span text:style-name="T1">Interview Algorithm is in IP=PSPACE </text:span><text:s/>(https://sites.google.com/site/kuja27/InterviewAlgorithmInPSPACE.pdf?attredirects=0)</text:p>
      <text:p text:style-name="P38"/>
      <text:p text:style-name="P38">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8">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8">/CircuitForComputingErrorProbabilityOfMajorityVoting.pdf</text:span></text:p>
      <text:p text:style-name="P38"/>
      <text:p text:style-name="P3"><text:span text:style-name="T20">13. </text:span><text:span text:style-name="T46">(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38"/>
      <text:p text:style-name="P3"><text:span text:style-name="T20">14. </text:span><text:span text:style-name="T46">(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38"/>
      <text:p text:style-name="P3"><text:span text:style-name="T20">15. </text:span><text:span text:style-name="T46">(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38"/>
      <text:p text:style-name="P14"><text:span text:style-name="T36">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30">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30">)</text:span></text:p>
      <text:p text:style-name="P43"/>
      <text:p text:style-name="P14"><text:span text:style-name="T30">17. (draft1) </text:span><text:span text:style-name="T33"><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30">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30">)</text:span></text:p>
      <text:p text:style-name="P43"/>
      <text:p text:style-name="P89"><text:span text:style-name="T20">18. (draft2) </text:span><text:span text:style-name="T26">Analysis of a Randomized Space Filling Algorithm and its Linear Program Formulation</text:span><text:span text:style-name="T30"> (Parallel PRG and Cellular Automaton algorithm) - </text:span><text:a xlink:type="simple" xlink:href="http://sourceforge.net/p/asfer/code/HEAD/tree/AstroInferDesign.txt" text:style-name="Internet_20_link" text:visited-style-name="Visited_20_Internet_20_Link"><text:span text:style-name="T37">http://sourceforge.net/p/asfer/code/HEAD/tree/AstroInferDesign.txt</text:span></text:a></text:p>
      <text:p text:style-name="P94"/>
      <text:p text:style-name="P14"><text:span text:style-name="T30">19. </text:span><text:span text:style-name="T33">(draft1) Discrete Hyperbolic Polylogarithmic Sieve For Integer Factorization (version 1) </text:span><text:span text:style-name="T30">-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56"/>
      <text:p text:style-name="P56"><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7"/>
      <text:p text:style-name="P16"><text:soft-page-break/><text:span text:style-name="T46">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8"/>
      <text:p text:style-name="P15"><text:span text:style-name="T20">22.</text:span><text:span text:style-name="T46">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57">egerFactorization_updated_interpolation_search.pdf/download</text:span></text:a></text:p>
      <text:p text:style-name="P59"/>
      <text:p text:style-name="P14"><text:span text:style-name="T28">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44"/>
      <text:p text:style-name="P14"><text:span text:style-name="T4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6">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44"/>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56"/>
      <text:p text:style-name="P14"><text:span text:style-name="T4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62"/>
      <text:p text:style-name="P45"/>
      <text:p text:style-name="P14"><text:span text:style-name="T41">27. (draft 9) </text:span><text:a xlink:type="simple" xlink:href="http://sourceforge.net/p/asfer/code/HEAD/tree/asfer-docs/ImplementationDesignNotesForDiscreteHyperbolicFactorizationInPRAM.jpg" text:style-name="Internet_20_link" text:visited-style-name="Visited_20_Internet_20_Link"><text:span text:style-name="T3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45"/>
      <text:p text:style-name="P20"><text:span text:style-name="T20">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45"/>
      <text:p text:style-name="P56"><text:span text:style-name="T9">29. </text:span><text:span text:style-name="T8">Individual Invention Disclosure for Survival Index Based Transaction Timeout</text:span></text:p>
      <text:p text:style-name="P7"><text:span text:style-name="T46">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9"/>
      <text:p text:style-name="P14"><text:span text:style-name="T44">30. </text:span><text:span text:style-name="T35">AstroInfer (AsFer) Open Source Product Design with theoretical interludes which substantially expand on the publications above </text:span><text:span text:style-name="T44">- <text:s/></text:span><text:span text:style-name="T37">http://sourceforge.net/p/asfer/code/HEAD/tree/</text:span><text:a xlink:type="simple" xlink:href="http://sourceforge.net/p/asfer/code/HEAD/tree/AstroInferDesign.txt" text:style-name="Internet_20_link" text:visited-style-name="Visited_20_Internet_20_Link"><text:span text:style-name="T57">asfer-docs/</text:span></text:a><text:a xlink:type="simple" xlink:href="http://sourceforge.net/p/asfer/code/HEAD/tree/AstroInferDesign.txt" text:style-name="Internet_20_link" text:visited-style-name="Visited_20_Internet_20_Link"><text:span text:style-name="T57">AstroInferDesign.txt</text:span></text:a></text:p>
      <text:p text:style-name="P36"/>
      <text:p text:style-name="P5"><text:span text:style-name="T4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45"/>
      <text:p text:style-name="P45">32. King Cobra - Byzantine distributed request servicing software design with queues and arbiters – theoretical interludes - <text:span text:style-name="T5">https://sourceforge.net/p/kcobra/code-svn/KingCobraDesignNotes.txt</text:span></text:p>
      <text:p text:style-name="P45"/>
      <text:p text:style-name="P14"><text:span text:style-name="T28">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2"> </text:span></text:p>
      <text:p text:style-name="P14"><text:span text:style-name="T42">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45"/>
      <text:p text:style-name="P14"><text:span text:style-name="T41">34. (draft1) </text:span><text:a xlink:type="simple" xlink:href="https://sites.google.com/site/kuja27/NotesOnConceptHypergraphHMM_and_ImplicationGraphConvexHulls_2013-12-30.pdf?attredirects=0&amp;d=1" text:style-name="Internet_20_link" text:visited-style-name="Visited_20_Internet_20_Link"><text:span text:style-name="T30">Informal notes - 2 : on Minimum Convex Hulls of Implication Graphs and Hidden Markov Model on class nodes of Concept Hypergraph</text:span></text:a></text:p>
      <text:p text:style-name="P43"/>
      <text:p text:style-name="P14"><text:span text:style-name="T33">35. (d</text:span><text:a xlink:type="simple" xlink:href="https://sites.google.com/site/kuja27/ImplicationRandomGraphConvexHullsAndPerfectVoterProblem_2014-01-11.pdf?attredirects=0&amp;d=1" text:style-name="Internet_20_link" text:visited-style-name="Visited_20_Internet_20_Link"><text:span text:style-name="T57">raft</text:span></text:a><text:a xlink:type="simple" xlink:href="https://sites.google.com/site/kuja27/ImplicationRandomGraphConvexHullsAndPerfectVoterProblem_2014-01-11.pdf?attredirects=0&amp;d=1" text:style-name="Internet_20_link" text:visited-style-name="Visited_20_Internet_20_Link"><text:span text:style-name="T57">1</text:span></text:a><text:a xlink:type="simple" xlink:href="https://sites.google.com/site/kuja27/ImplicationRandomGraphConvexHullsAndPerfectVoterProblem_2014-01-11.pdf?attredirects=0&amp;d=1" text:style-name="Internet_20_link" text:visited-style-name="Visited_20_Internet_20_Link"><text:span text:style-name="T57">) Informal notes - 3 : on Minimum Convex Hulls of Implication Random Growth Networks and Perfect Voter Decidability</text:span></text:a></text:p>
      <text:p text:style-name="P95"/>
      <text:p text:style-name="P96">36. <text:span text:style-name="T5">(draft1) Informal handwritten notes on Philosophical Analysis of Democracy Circuit and Pseudorandom Choice - https://sites.google.com/site/kuja27/PhilosophicalAnalysisOfDemocracyCircuitAndPRGChoice</text:span><text:soft-page-break/><text:span text:style-name="T5">_2014-03-26.pdf</text:span></text:p>
      <text:p text:style-name="P98"/>
      <text:p text:style-name="P88"><text:span text:style-name="T39">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96"/>
      <text:p text:style-name="P19"><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42"/>
      <text:p text:style-name="P19"><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57">u</text:span></text:a><text:a xlink:type="simple" xlink:href="https://sites.google.com/site/kuja27/CircuitsForDemocracyAndPsuedorandomChoice_and_PVsNP.pdf?attredirects=0&amp;d=1" text:style-name="Internet_20_link" text:visited-style-name="Visited_20_Internet_20_Link"><text:span text:style-name="T57">dorandomChoice_and_PVsNP.pdf?attredirects=0&amp;d=1</text:span></text:a></text:p>
      <text:p text:style-name="P55"/>
      <text:p text:style-name="P56"/>
      <text:p text:style-name="P13"><text:span text:style-name="T30">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30">- </text:span></text:p>
      <text:p text:style-name="P69"><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41"> <text:s text:c="181"/></text:span></text:p>
      <text:p text:style-name="P98"/>
      <text:p text:style-name="P88"><text:span text:style-name="T20">41. (draft1) </text:span><text:a xlink:type="simple" xlink:href="http://sourceforge.net/p/asfer/code/568/tree/python-src/ComplFunction_DHF_PVsNP_Misc_Notes.pdf" text:style-name="Internet_20_link" text:visited-style-name="Visited_20_Internet_20_Link"><text:span text:style-name="T57">Miscellaneous notes on Krishna iResearch Open Source products design, Democracy Circuit, Complement Function circuit and Parallel RAM to NC reduction for ANSV algorithm in Discrete Hyperbolic Factorization </text:span></text:a></text:p>
      <text:p text:style-name="P87"><text:tab/></text:p>
      <text:p text:style-name="P87"><text:soft-page-break/><text:tab/><text:tab/><text:tab/><text:tab/><text:tab/>TEAM PATENTS</text:p>
      <text:p text:style-name="P78">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74"><text:tab/><text:tab/><text:tab/><text:tab/>DETAILS OF WORK (1999 – Present)</text:p>
      <text:p text:style-name="P44"/>
      <text:p text:style-name="P39">C/C++/Java/Python on Windows and various Unix flavours</text:p>
      <text:p text:style-name="P36"/>
      <text:p text:style-name="P36"/>
      <text:p text:style-name="P36">PRODUCTS</text:p>
      <text:p text:style-name="P39">Netscape Application Server 4.0, iPlanet/SunONE Application Server 6.x, SunONE Web/Proxy Server 3.6/4.0, Apache web server 1.4.x/2.0.x, webMethods Broker Messaging <text:soft-page-break/>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6"/>
      <text:p text:style-name="P36"/>
      <text:p text:style-name="P36">LANGUAGES/PLATFORMS/TOOLS</text:p>
      <text:p text:style-name="P39">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44"/>
      <text:p text:style-name="P74"/>
      <text:p text:style-name="P68"><text:span text:style-name="T28">May 2003 – present – Krishna iResearch (parallel, self-started, not-for-profit, non-funded, </text:span><text:soft-page-break/><text:span text:style-name="T28">open-source long-term research initiative) - </text:span><text:a xlink:type="simple" xlink:href="https://sourceforge.net/users/ka_shrinivaasan" text:style-name="Internet_20_link" text:visited-style-name="Visited_20_Internet_20_Link"><text:span text:style-name="T24">https://sourceforge.net/users/ka_shrinivaasan</text:span></text:a><text:span text:style-name="T29"> , </text:span><text:a xlink:type="simple" xlink:href="https://github.com/shrinivaasanka" text:style-name="Internet_20_link" text:visited-style-name="Visited_20_Internet_20_Link"><text:span text:style-name="T57">https://github.com/shrinivaasanka</text:span></text:a><text:span text:style-name="T57"> <text:s/></text:span><text:span text:style-name="T61">(replicated in </text:span><text:a xlink:type="simple" xlink:href="https://gitlab.com/shrinivaasanka" text:style-name="Internet_20_link" text:visited-style-name="Visited_20_Internet_20_Link"><text:span text:style-name="T57">https://gitlab.com/shrinivaasanka</text:span></text:a><text:span text:style-name="T61">)</text:span></text:p>
      <text:p text:style-name="P45"/>
      <text:p text:style-name="P45">Working on Research, Design and Development of open source projects – a machine-</text:p>
      <text:p text:style-name="P45">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45">Latest version 20<text:span text:style-name="T144">20#05#26</text:span>:</text:p>
      <text:p text:style-name="P28"/>
      <text:p text:style-name="P29">1. <text:span text:style-name="T7">NEURONRAIN</text:span><text:span text:style-name="T157"> - </text:span><text:span text:style-name="T5">Krishna_iResearch_DoxygenDocs – FAQ and Documentation for AsFer, VIRGO, KingCobra, Acadpdrafts and USBmd open source product codebases which are subsystems of Krishna iResearch Intelligent Cloud OS - NeuronRain</text:span></text:p>
      <text:p text:style-name="P28"><text:span text:style-name="T57">(</text:span><text:a xlink:type="simple" xlink:href="https://github.com/shrinivaasanka/Krishna_iResearch_DoxygenDocs" text:style-name="Internet_20_link" text:visited-style-name="Visited_20_Internet_20_Link"><text:span text:style-name="T57">https://github.com/shrinivaasanka/Krishna_iResearch_DoxygenDocs</text:span></text:a><text:span text:style-name="T57"> , </text:span><text:a xlink:type="simple" xlink:href="http://neuronrain-documentation.readthedocs.io/en/latest/" text:style-name="Internet_20_link" text:visited-style-name="Visited_20_Internet_20_Link"><text:span text:style-name="T57">http://neuronrain-documentation.readthedocs.io/en/latest/</text:span></text:a><text:span text:style-name="T57"> )</text:span></text:p>
      <text:p text:style-name="P21"/>
      <text:p text:style-name="P22">2. <text:span text:style-name="T7">NEURONRAIN</text:span><text:span text:style-name="T157"> - </text:span><text:span text:style-name="T5">AsFer <text:s/>-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2846790884" text:style-name="L1">
        <text:list-item>
          <text:list>
            <text:list-item>
              <text:p text:style-name="P102"><text:s text:c="4"/>String mining - Powerset construction (C++) and <text:span text:style-name="T3">String matching implementation in python(Jellyfish distance measures like Jaro-winkler, Edit-</text:span><text:soft-page-break/><text:span text:style-name="T3">distance, Phonetic Matching rate etc.,) and </text:span></text:p>
            </text:list-item>
            <text:list-item>
              <text:p text:style-name="P102"><text:s text:c="4"/>Parsers and Encoding features for USGS and NOAA HURDAT2 data</text:p>
            </text:list-item>
          </text:list>
        </text:list-item>
      </text:list>
      <text:list xml:id="list353654482" text:style-name="L2">
        <text:list-item>
          <text:list>
            <text:list-item>
              <text:p text:style-name="P103"><text:s text:c="4"/>Automated Generation of Training and Test set for Classifiers that segregate the datasets into Event Classes and Automated generation of encoded astronomical object files specific to each Event Class.</text:p>
            </text:list-item>
            <text:list-item>
              <text:p text:style-name="P109"><text:span text:style-name="T2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57">https://sites.google.com/site/kuja27/</text:span></text:a><text:span text:style-name="T57">) - </text:span><text:span text:style-name="T21">A Spark-Python-C++ implementation of Parallel NC Factorization has been included which internally executes NC Bitonic tiles Parallel Merge Sort on Spark Cloud.</text:span></text:p>
            </text:list-item>
            <text:list-item>
              <text:p text:style-name="P106"><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06"><text:s text:c="4"/>Design for extracting patterns from numerical data</text:p>
            </text:list-item>
            <text:list-item>
              <text:p text:style-name="P10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06"><text:s text:c="4"/>Discrete Fourier Transform computation for a parsed numerical input sequence using Python and R</text:p>
            </text:list-item>
            <text:list-item>
              <text:p text:style-name="P10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06"><text:s text:c="3"/>An Experimental Text Compression algorithm that uses Hidden Markov Model Maximum Likelihood Estimation based on a String Complexity measure that compresses vowels in text</text:p>
            </text:list-item>
            <text:list-item>
              <text:p text:style-name="P106"><text:soft-page-break/><text:s text:c="3"/>An Experimental Minimum Description Length implementation that uses the previous string complexity measure, computes MDL using Kraft inequality and Shannon entropy.</text:p>
            </text:list-item>
            <text:list-item>
              <text:p text:style-name="P110"><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106">Wagner-Fischer edit distance implementation for pairwise similarity of encoded strings</text:p>
            </text:list-item>
            <text:list-item>
              <text:p text:style-name="P106">An example implementation of Interview Algorithm and Intrinsic Merit <text:tab/>Ranking for :</text:p>
              <text:list>
                <text:list-item>
                  <text:list>
                    <text:list-header>
                      <text:p text:style-name="P110"><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text:span text:style-name="T57"> </text:span></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1"><text:tab/>2.30 <text:tab/> <text:s text:c="2"/>Multipurpose bigdata analytics subsystem (storage abstraction on <text:soft-page-break/>Cassandra/Hbase/Hive/File) for computing metrics from datasets before and after 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5">skew normal distribution - </text:span>by finding Viterbi path through Viterbi Dynamic Programming Algorithm)</text:p>
      <text:p text:style-name="P21"><text:span text:style-name="T5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62">http://arxiv.org/abs/1006.4458</text:span></text:a><text:span text:style-name="T62"> and </text:span><text:a xlink:type="simple" xlink:href="http://www.nist.gov/tac/publications/2010/participant.papers/CMI_IIT.proceedings.pdf" text:style-name="Internet_20_link" text:visited-style-name="Visited_20_Internet_20_Link"><text:span text:style-name="T62">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soft-page-break/><text:tab/>2.40 <text:s/>Lambda Expression Compositionality from the depth first search closure of 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text:span><text:soft-page-break/><text:span text:style-name="T3">with added complexity-machine learning theoretical analysis for :</text:span></text:p>
      <text:list xml:id="list233949336712131" text:continue-numbering="true" text:style-name="L2">
        <text:list-item>
          <text:list>
            <text:list-item>
              <text:list>
                <text:list-item>
                  <text:list>
                    <text:list-header>
                      <text:p text:style-name="P110"><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text:span text:style-name="T57"> </text:span></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4"><text:tab/>2.54 Python Tornado based WebService that exposes REST API via a browser GUI in URL</text:span><text:span text:style-name="T40"> </text:span><text:a xlink:type="simple" xlink:href="http://host:33333/neuronrain_auth" text:style-name="Internet_20_link" text:visited-style-name="Visited_20_Internet_20_Link"><text:span text:style-name="T63">http://host:33333/neuro</text:span></text:a><text:a xlink:type="simple" xlink:href="http://host:33333/neuronrain_auth" text:style-name="Internet_20_link" text:visited-style-name="Visited_20_Internet_20_Link"><text:span text:style-name="T63">nrain_auth</text:span></text:a><text:span text:style-name="T34">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233949508764176" text:continue-numbering="true" text:style-name="L2">
        <text:list-item>
          <text:list>
            <text:list-item>
              <text:list>
                <text:list-item>
                  <text:list>
                    <text:list-header>
                      <text:p text:style-name="P110"><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roceedings.pdf</text:span></text:a><text:span text:style-name="T57"> </text:span></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soft-page-break/><text:tab/>2.58 Basic statistics – L1,L2 norms, median etc.,</text:p>
      <text:p text:style-name="P28"><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text:soft-page-break/>Recursive Gloss Overlap and can be queried in NoSQL)</text:p>
      <text:p text:style-name="P28"><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text:soft-page-break/>depending on error of least squares algorithm <text:span text:style-name="T72">(LSMR/LSQR/CVXOPT)</text:span></text:p>
      <text:p text:style-name="P28"><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text:soft-page-break/>walk in Recursive Gloss Overlap Graph of a text – supports both WordNet and ConceptNet</text:p>
      <text:p text:style-name="P21"><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soft-page-break/><text:tab/>2.105 Non-trivial Proof-of-Work (recreate hash till it has 2 leading ff in hex) and 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8"><text:span text:style-name="T64"><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4">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text:span><text:soft-page-break/><text:span text:style-name="T71">intrinsic merit</text:span></text:p>
      <text:p text:style-name="P23"><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5">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79">2.122 Spark Structured Streaming (Java 1.8 + Spark 2.4.x) for advertisement analytics – periodic word, count, timestamp information in DataFrames – windowed and non-windowed (timestamped)</text:span></text:p>
      <text:p text:style-name="P24"><text:tab/><text:span text:style-name="T79">2.123 Computational Geometric Factorization Algorithm based on Parallel construction of Wavelet Tree on PRAMs/Multicore</text:span></text:p>
      <text:p text:style-name="P24"><text:tab/><text:span text:style-name="T80">2.124 Latent Semantic Analysis/Indexing of term-document matrices and Low Rank Approximation</text:span></text:p>
      <text:p text:style-name="P24"><text:tab/><text:span text:style-name="T82">2.125 Software Analytics – Userspace Runtime FlameGraph (along with Perf) and Valgrind/Callgrind/Kcachegrind Call Graph creation</text:span></text:p>
      <text:p text:style-name="P24"><text:tab/><text:span text:style-name="T81">2.126 Software Analytics – Graph Mining of linux kernelspace SATURN Control Flow Graph and userspace Valgrind/Callgrind/Kcachegrind Call Graph DOT files by Gspan algorithm</text:span></text:p>
      <text:p text:style-name="P24"><text:tab/><text:span text:style-name="T83">2.127 Streaming Algorithms – Approximate Counting implementation</text:span></text:p>
      <text:p text:style-name="P24"><text:tab/><text:span text:style-name="T83">2.128 Streaming Algorithms – Distinct Elements implementation</text:span></text:p>
      <text:p text:style-name="P24"><text:tab/><text:span text:style-name="T84">2.129 Software Analytics – GraphX/GraphFrames Parallel Graph Processing support </text:span><text:soft-page-break/><text:span text:style-name="T84">for computing Cyclomatic complexity measures of code CFG.</text:span></text:p>
      <text:p text:style-name="P26"><text:tab/>2.130 <text:span text:style-name="T85">Merit of Large Scale Visuals by ImageNet based ImageGraph and VideoGraph EventNet Tensor Products Algorithm Implementation – objects in frames of video are annotated by Keras with Theano backend</text:span></text:p>
      <text:p text:style-name="P26"><text:tab/><text:span text:style-name="T86">2.131 Music Pattern Mining – Histogram timeseries and Notes Onset Detection – sequence of notes in music are deemed to be strings in a formal language</text:span></text:p>
      <text:p text:style-name="P26"><text:tab/><text:span text:style-name="T87">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3">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95">2.134 Software Analytics – <text:s/>Deep Learning (GRU,ConvNet,BackPropagation,LSTM) analytics for systemwide performance based on Psutil CPU/Disk/Memory load statistics – implements a NeuronRain usecase</text:span></text:p>
      <text:p text:style-name="P26"><text:tab/><text:span text:style-name="T94">2.135 Audio/Music Pattern Mining – Complexity Analysis of Intrinsic Merit of Audio/Music as String of Notes over octave alphabets – Minimum Description Length, Entropy, Minimum DFA etc.,</text:span></text:p>
      <text:p text:style-name="P26"><text:tab/><text:span text:style-name="T96">2.136 Pattern mining large scale visuals – Urban Planning/GIS Analytics - Convex hull analytics of GIS Images</text:span></text:p>
      <text:p text:style-name="P26"><text:tab/><text:span text:style-name="T97">2.137 Intrinsic Merit of Text analyzed as sequence of integers and Ramsey coloring of text graphs</text:span></text:p>
      <text:p text:style-name="P26"><text:tab/><text:span text:style-name="T98">2.138 NeuronRainApps – Usecases for NeuronRain e.g Analytics Driven Drone Autopilot Online Shopping Delivery (requires DroneSDK-Python and Python 3.6)</text:span></text:p>
      <text:p text:style-name="P26"><text:tab/><text:span text:style-name="T158">2.139 Software Analytics - </text:span><text:span text:style-name="T106">/</text:span><text:span text:style-name="T107">proc/sched_debug support for Scheduler Analytics – </text:span><text:span text:style-name="T100">stream of processor runqueue dictionaries which can be analyzed by streaming and machine </text:span><text:soft-page-break/><text:span text:style-name="T100">learning algorithms</text:span></text:p>
      <text:p text:style-name="P26"><text:span text:style-name="T99"><text:tab/></text:span><text:span text:style-name="T100">2.140 </text:span><text:span text:style-name="T101">Software Analytics + Streaming Analytics integration - </text:span><text:span text:style-name="T100">Streaming Abstraction – Operating System Statistics as </text:span><text:span text:style-name="T102">data</text:span><text:span text:style-name="T100"> stream which is </text:span><text:span text:style-name="T103">a</text:span><text:span text:style-name="T104">nalyzable </text:span><text:span text:style-name="T105">lik</text:span><text:span text:style-name="T100">e any other BigData Source</text:span></text:p>
      <text:p text:style-name="P49"><text:tab/>2.141 Intrinsic Merit of Music – Music Synthesizer from DFA (State Machine), Mathematical Functions and Random Samples</text:p>
      <text:p text:style-name="P50"><text:tab/><text:span text:style-name="T108">2.142 Intrinsic Merit of Music – Mel Frequency Cepstral Coefficient analysis</text:span></text:p>
      <text:p text:style-name="P51"><text:tab/>2.143 Streaming Set Partition Analytics – Pattern mining Stream of histograms by adjusted rand coefficient <text:span text:style-name="T109">and adjusted mutual information </text:span>(text word frequency histograms, separate chaining hashtables, voting based on LSH/separate chaining hashtables, business intelligence histograms etc.,)</text:p>
      <text:p text:style-name="P51"><text:tab/><text:span text:style-name="T109">2.144 Set Partition to Tile Cover – Finding Lagrange Four Square Tile Cover of a rectangle from buckets of a Set Partition</text:span></text:p>
      <text:p text:style-name="P51"><text:tab/><text:span text:style-name="T110">2.145 Merit of Large Scale Visuals - Extraction of EventNet causality graph from a Video</text:span></text:p>
      <text:p text:style-name="P51"><text:tab/><text:span text:style-name="T111">2.146 Medical Imageing Analytics – Pattern recognition in medical images (ECG,MRI,Scans) for diagnosis</text:span></text:p>
      <text:p text:style-name="P51"><text:tab/><text:span text:style-name="T113">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51"><text:tab/><text:span text:style-name="T114">2.148 Topological Handwriting Recognition – Deep Learning Convolution Backpropagation – Approximate DP Polynomial deformations from handwriting Image contours and distance similarity measure between DP polynomials</text:span></text:p>
      <text:p text:style-name="P51"><text:tab/><text:span text:style-name="T115">2.149 Intrinsic Merit of Music – Learning Weighted Deterministic Finite State Automaton from strings of musical notes (Python 3.7)</text:span></text:p>
      <text:p text:style-name="P51"><text:tab/><text:span text:style-name="T116">2.150 People Analytics – Tenure Histogram model of a professional profile - Partition Rank of Tenure Histogram Set Partition</text:span></text:p>
      <text:p text:style-name="P51"><text:soft-page-break/><text:tab/><text:span text:style-name="T116">2.151 People Analytics – Tenure Histogram vector model of a professional profile – Kendall-Tau Rank Correlation Coefficients of Tenure Histogram Vectors </text:span></text:p>
      <text:p text:style-name="P51"><text:tab/><text:span text:style-name="T117">2.152 Urban Planning/GIS Analytics – Patch Analysis of Remote Sensing GIS Imagery of Urban Sprawls</text:span></text:p>
      <text:p text:style-name="P51"><text:tab/><text:span text:style-name="T117">2.153 Image Analytics - ImageNet Keras-Theano – Scikit Learn Random Forest Classification wrapper for images</text:span></text:p>
      <text:p text:style-name="P51"><text:tab/><text:span text:style-name="T117">2.154 Image Analytics - ImageNet Keras-Theano - Unsupervised Recursive Gloss Overlap classifier based on ImageNet</text:span></text:p>
      <text:p text:style-name="P52"><text:tab/><text:span text:style-name="T118">2.155 Fraud Analytics – complements low level wireless LAN fraud analytics in US</text:span></text:p>
      <text:p text:style-name="P53">Bmd – clustering and PCA based <text:span text:style-name="T120">credit card </text:span>financial transactions dataset analysis <text:span text:style-name="T120">and Pandas Correlation Coefficient</text:span></text:p>
      <text:p text:style-name="P30"><text:tab/><text:span text:style-name="T118">2.156 Intrinsic Merit of Audio – Recursive Lambda Function Growth Merits and Core Number based Dense Subgraph Classification of Speech text Recognized from audio</text:span></text:p>
      <text:p text:style-name="P30"><text:tab/><text:span text:style-name="T118">2.157 Intrinsic Merit of Music – Music Genre Classification based on pairwise earth mover distance between MFCCs of music waveforms</text:span></text:p>
      <text:p text:style-name="P33"><text:tab/>2.158 Urban Planning/GIS Image Analytics - scikit learn extract_patches_2d() integration</text:p>
      <text:p text:style-name="P33"><text:tab/>2.159 People Analytics - Kaggle LinkedIn DataSet Analysis - Experiential and Degree Intrinsic Merit</text:p>
      <text:p text:style-name="P33"><text:tab/><text:span text:style-name="T120">2.160 Time Series Analysis – ARMA and ARIMA implementations – for stock quotes example data</text:span></text:p>
      <text:p text:style-name="P33"><text:tab/><text:span text:style-name="T122">2.161 Time Series Analysis and Fraud Analytics - Credit Card Transactions Dataset</text:span></text:p>
      <text:p text:style-name="P33"><text:tab/><text:span text:style-name="T121">2.162 GIS Remote Sensing Image Analytics - Image Segmentation </text:span></text:p>
      <text:p text:style-name="P33"><text:tab/><text:span text:style-name="T159">2.163 Computational Geometric Factorization - Tile Search Optimization - Spark 2.4.3 and QuadCore benchmarks</text:span></text:p>
      <text:p text:style-name="P17"><text:span text:style-name="T51"><text:tab/></text:span><text:span text:style-name="T52">2.164 </text:span><text:span text:style-name="T53">Named Entity Recognition – by majority PoS of </text:span><text:span text:style-name="T123">Ontology Semantic Paths </text:span><text:span text:style-name="T124">between PoS annotated and unannotated words</text:span></text:p>
      <text:p text:style-name="P17"><text:span text:style-name="T124"><text:tab/></text:span><text:span text:style-name="T125">2.165 Intrinsic Merit of Text - ConceptNet Text Graph Implementation and Graph </text:span><text:soft-page-break/><text:span text:style-name="T125">Complexity measures – alternative to WordNet Text Graph</text:span></text:p>
      <text:p text:style-name="P17"><text:span text:style-name="T125"><text:tab/></text:span><text:span text:style-name="T126">2.166 Social Network Analysis - People Analytics - PIPL.com python API integration - Syllable based name clustering </text:span></text:p>
      <text:p text:style-name="P63"><text:tab/>2.167 Social Network Analysis - People Analytics - Contextual Name Parsing <text:span text:style-name="T130">and Syllable Vector compression</text:span></text:p>
      <text:p text:style-name="P63"><text:tab/><text:span text:style-name="T130">2.168 </text:span><text:s/>People Analytics - Set Partition based Electronic Voting Machine<text:span text:style-name="T131">(EVM)</text:span> implementation and a <text:span text:style-name="T131">Drone EVM usecase</text:span></text:p>
      <text:p text:style-name="P63"><text:tab/><text:span text:style-name="T130">2.169 <text:s/>Topological Handwriting and Face Recognition - Product Homotopies</text:span></text:p>
      <text:p text:style-name="P63"><text:tab/><text:span text:style-name="T130">2.170 <text:s/>Economic Intrinsic Merit - Gravity Model of Volume of Trade and GDP as fitness measure</text:span></text:p>
      <text:p text:style-name="P63"><text:tab/><text:span text:style-name="T132">2.171 <text:s/>People Analytics - Set Partition Analytics based Drone Electronic Voting Machine (partial implementation – has dependency on Drones)</text:span></text:p>
      <text:p text:style-name="P63"><text:tab/><text:span text:style-name="T132">2.172 <text:s/>People Analytics - Handwriting Recognition - Contour Homotopies - Matplotlib Rasterization </text:span></text:p>
      <text:p text:style-name="P63"><text:tab/><text:span text:style-name="T132">2.173 <text:s/>People Analytics - Handwriting Recognition - Inner Product Space of Contour Interpolated Polynomials</text:span></text:p>
      <text:p text:style-name="P64"><text:tab/>2.174 <text:s/>People Analytics – Election Analytics – Set Partition Electronic Voting Machine Streaming analytics by Histogram distance measures</text:p>
      <text:p text:style-name="P64"><text:tab/><text:span text:style-name="T133">2.175 <text:s/>People Analytics - Drone Electronic Voting Machine - JSON persistence of EVMs - Datasource for Voting Analytics</text:span></text:p>
      <text:p text:style-name="P64"><text:tab/><text:span text:style-name="T134">2.176 <text:s/>People Analytics - Drone Electronic Voting Machine - Pseudorandom Majority Voting Balls-Bins Simulation and Voting Analytics</text:span></text:p>
      <text:p text:style-name="P64"><text:tab/><text:span text:style-name="T135">2.177 <text:s/>Set Partition Analytics - Set Partition to Tile Cover Reduction by Computational Geometric Factorization - Least Squares Approximate Solution </text:span>for the underdetermined linear equations</text:p>
      <text:p text:style-name="P65"><text:tab/>2.178 <text:s/><text:span text:style-name="T136">Apart from AstroInfer repositories, </text:span>GRAFIT course materials <text:span text:style-name="T136">have </text:span>some <text:span text:style-name="T136">pedagogical</text:span> analytics: <text:span text:style-name="T140">Async IO (suitable for Drones) and cloud implementations </text:span>based on Python Spark MLLib - Advertisement Analytics by PageRank and Collaborative Filtering, <text:soft-page-break/>PrefixSpan Astronomical Analytics of Celestial bodies, FPGrowth frequent itemset analytics <text:span text:style-name="T136">for OS Scheduler and a design of Earliest Deadline First Worst Case Execution Time OS Scheduler – AstroInfer codebase might import these cloud implementations</text:span></text:p>
      <text:p text:style-name="P65"><text:tab/><text:span text:style-name="T137">2.179 People Analytics – Election Analytics - Drone Electronic Voting Machine - Streaming Boyer-Moore Majority voting</text:span></text:p>
      <text:p text:style-name="P65"><text:tab/><text:span text:style-name="T137">2.180 People Analytics - Drone Electronic Voting Machine - Streaming Voting Analytics - Bertrand Ballot Theorem Approximation of Majority Voting</text:span></text:p>
      <text:p text:style-name="P65"><text:tab/><text:span text:style-name="T137">2.181 Astronomical Pattern Mining - Rule Search Script upgrade for Maitreya Dreams Swiss Ephemeris text client maitreya 8.0.1 (maitreya8t)</text:span></text:p>
      <text:p text:style-name="P18"><text:tab/><text:span text:style-name="T127">2.182 Merit of Large Scale Visuals – Python 3.x Tensor Rank intrinsic merit of EventNet of a video – measure of connectedness of a Video (Video mapped to EventNet Causality Graph) – Tensor Decomposition of Video </text:span><text:span text:style-name="T128">3-way EventNet Tensor Product </text:span><text:span text:style-name="T127">to Rank-1 tensor components by Tensorly – </text:span><text:span text:style-name="T129">Slicing for footages of unequal frames</text:span></text:p>
      <text:p text:style-name="P66"><text:tab/><text:span text:style-name="T138">2.183 Computational Geometric Factorization - Quadcore Python 3.6,3.7.5 Upgrade Benchmarks – 60 bits, 512 bits and 1000+ and 2000+ bits integers (1024, 1067, 1213, 1243, 2014, 2037, 2050 bits) – smooth and hard</text:span></text:p>
      <text:p text:style-name="P66"><text:tab/><text:span text:style-name="T139">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6"><text:tab/><text:span text:style-name="T141">2.185 Complement Diophantines – Python 3.7.5 upgrade and Least Squares Vandermonde Polynomial Fit Learning</text:span></text:p>
      <text:p text:style-name="P66"><text:tab/><text:span text:style-name="T142">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0"><text:soft-page-break/><text:tab/><text:span text:style-name="T143">2.187 Chaos Pseudorandom Generators – Python 3.7.5 1-dimensional Binary Cellular Automaton, Mandelbrot set, Verhulst Logistic and Lehmer-Palmore PRGs implementation</text:span></text:p>
      <text:p text:style-name="P30"><text:tab/><text:span text:style-name="T143">2.188 Compressed Sensing – Python 3.7.5 Alphabet-Syllable vectorspace embedding and similar name clustering in Social Networks and People Analytics</text:span></text:p>
      <text:p text:style-name="P30"><text:tab/><text:span text:style-name="T144">2.189 Leaky Bucket Timeseries Analyzer Implementation - Python 3.7.5 </text:span></text:p>
      <text:p text:style-name="P30"><text:tab/><text:span text:style-name="T144">2.190 PAC Learning - Python 3.7.5 upgrade and Patterns in Primes</text:span></text:p>
      <text:p text:style-name="P30"><text:tab/><text:span text:style-name="T145">2.191 Text Compression, Compressed Sensing, Syllable boundaries decompression implementation - Python 3.7.5 upgrade</text:span></text:p>
      <text:p text:style-name="P30"><text:tab/><text:span text:style-name="T145">2.192 Social Network Analytics - LinkedIn Connections Analysis, Name filter and Python 3.7.5 upgrades</text:span></text:p>
      <text:p text:style-name="P30"><text:tab/><text:span text:style-name="T145">2.193 GIS and Urban Sprawl Analytics - Image Segmentation and Face components statistics</text:span></text:p>
      <text:p text:style-name="P30"><text:tab/><text:span text:style-name="T145">2.194 GIS and Urban Sprawl Analytics - Delaunay Triangulation and Voronoi diagram of Segmented Image, Multi Agent 4-coloring of Urban Sprawl FaceGraphs for Fair Division of resources</text:span></text:p>
      <text:p text:style-name="P30"><text:tab/><text:span text:style-name="T145">2.195 Interview Algorithm - Spark Recursive Gloss Overlap Implementation - Python 3.7.5 upgrade and Quadcore Benchmarks</text:span></text:p>
      <text:p text:style-name="P30"><text:tab/><text:span text:style-name="T145">2.196 People Analytics - Human Resource Analytics - Recursive Lambda Function Growth Intrinsic Merit of Name-filtered Profile - Chaotic Hidden Markov Model of Tenures/Attrition and Martingales</text:span></text:p>
      <text:p text:style-name="P30"><text:tab/><text:span text:style-name="T146">2.197 Computational Geometric Factorization and Set Partition to Lagrange Four Square Theorem Square Tile Cover Reduction - Randomization </text:span></text:p>
      <text:p text:style-name="P30"><text:tab/><text:span text:style-name="T146">2.198 Intrinsic Merit of syllable hyphenated text and its audio - Waveform Distance of Audios, Acoustic Distance of Strings, Name Similarity, Music Clustering – alternative to Levenshtein edit distance of strings</text:span></text:p>
      <text:p text:style-name="P30"><text:tab/><text:span text:style-name="T147">2.199 People Analytics - Human Resource Analytics - Chaotic Hidden Markov Model of Tenures/Attrition – implementation – JSON persistence and Weighted Automata model</text:span></text:p>
      <text:p text:style-name="P31"><text:soft-page-break/><text:tab/><text:span text:style-name="T148">2.200 Recursive Lambda Function Growth – local lookup alternatives for machine translated multilingual textgraphs and proper noun filtering</text:span></text:p>
      <text:p text:style-name="P31"><text:tab/><text:span text:style-name="T150">2.201 People Analytics – LinkedIn DataSet - Tenure Statistics</text:span></text:p>
      <text:p text:style-name="P31"><text:tab/><text:span text:style-name="T151">2.202 Word Embedding on a Vectorspace - Spark SkipGram Log Likelihood - Text Similarity, Dissimilarity and Merit Measure of Originality (in GRAFIT)</text:span></text:p>
      <text:p text:style-name="P31"><text:tab/><text:span text:style-name="T152">2.203 People Analytics – R - Ricker Logistic – Population dynamics of urban sprawls (in GRAFIT)</text:span></text:p>
      <text:p text:style-name="P31"><text:tab/><text:span text:style-name="T152">2.204 People Analytics - Social Network Analysis - CoronaVirus2019 analyzer - Statistics in R – Fitting a Probability Distribution (in GRAFIT)</text:span></text:p>
      <text:p text:style-name="P31"><text:tab/><text:span text:style-name="T154">2.205 People Analytics - Social Network Analysis - CoronaVirus2019 analyzer – </text:span><text:span text:style-name="T156">Chaotic pandemic model, </text:span><text:span text:style-name="T154">Correlation coefficients in R </text:span><text:span text:style-name="T155">(in GRAFIT)</text:span></text:p>
      <text:p text:style-name="P31"><text:tab/><text:span text:style-name="T154">2.206 People Analytics - Social Network Analysis - CoronaVirus2019 analyzer - Linear Models </text:span><text:span text:style-name="T160">in R </text:span><text:span text:style-name="T154">– </text:span><text:span text:style-name="T156">Linear and Logistic Regressions, CAGraph Logit </text:span><text:span text:style-name="T155">(in GRAFIT)</text:span></text:p>
      <text:p text:style-name="P31"><text:tab/><text:span text:style-name="T155">2.207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text:span><text:span text:style-name="T161">(in GRAFIT)</text:span></text:p>
      <text:p text:style-name="P34"><text:tab/> </text:p>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2">GitLab</text:span>). It is also used in USBmd and VIRGO codebases below for traffic analytics and kernel analytics. Design started in May 2003. </text:p>
      <text:p text:style-name="P21"><text:s text:c="7"/></text:p>
      <text:p text:style-name="P1"><text:span text:style-name="T20">(Latest NeuronRain AsFer research version Code at sourceforge repository: </text:span><text:span text:style-name="T21"><text:s/></text:span><text:a xlink:type="simple" xlink:href="http://asfer.sourceforge.net/" text:style-name="Internet_20_link" text:visited-style-name="Visited_20_Internet_20_Link"><text:span text:style-name="T57">http://asfer.sourceforge.net</text:span></text:a><text:span text:style-name="T20"> and periodically updated Design Details at: </text:span><text:soft-page-break/><text:span text:style-name="T22">http://sourceforge.net/p/asfer/code/HEAD/tree/</text:span><text:a xlink:type="simple" xlink:href="http://sourceforge.net/p/asfer/code/HEAD/tree/AstroInferDesign.txt" text:style-name="Internet_20_link" text:visited-style-name="Visited_20_Internet_20_Link"><text:span text:style-name="T57">asfer-docs/</text:span></text:a><text:a xlink:type="simple" xlink:href="http://sourceforge.net/p/asfer/code/HEAD/tree/AstroInferDesign.txt" text:style-name="Internet_20_link" text:visited-style-name="Visited_20_Internet_20_Link"><text:span text:style-name="T57">AstroInferDesign.txt</text:span></text:a><text:span text:style-name="T21">)</text:span></text:p>
      <text:p text:style-name="P1"><text:span text:style-name="T21">(Latest NeuronRain AsFer enterprise version Code at github repository: <text:s/></text:span><text:a xlink:type="simple" xlink:href="https://github.com/shrinivaasanka/asfer-github-code" text:style-name="Internet_20_link" text:visited-style-name="Visited_20_Internet_20_Link"><text:span text:style-name="T57">https://github.com/shrinivaasanka/asfer-github-code</text:span></text:a><text:span text:style-name="T21"> and periodically updated Design Details at:</text:span><text:span text:style-name="T25">https://github.com/shrinivaasanka/asfer-github-code/blob/master/asfer-docs/AstroInferDesign.txt)</text:span></text:p>
      <text:p text:style-name="P21"/>
      <text:p text:style-name="P21"/>
      <text:p text:style-name="P21"/>
      <text:p text:style-name="P21">3. <text:span text:style-name="T7">NEURONRAIN</text:span><text:span text:style-name="T157"> - </text:span><text:span text:style-name="T5">VIRGO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769970017" text:style-name="L3">
        <text:list-item>
          <text:list>
            <text:list-item>
              <text:p text:style-name="P104">CPU Pooling Driver and virgo_clone system call – Multi-kernel-threaded VIRGO cloudexec Kernel Driver Module for unrestricted service of virgo_clone or other client requests.</text:p>
            </text:list-item>
          </text:list>
        </text:list-item>
      </text:list>
      <text:list xml:id="list1216478043" text:style-name="L4">
        <text:list-item>
          <text:list>
            <text:list-item>
              <text:p text:style-name="P105">Memory Pooling Driver (and a key-value store) <text:s/>and system calls userspace clients for it on Cloud nodes – virgo_malloc, <text:s/>virgo_get, virgo_set, virgo_free.</text:p>
            </text:list-item>
            <text:list-item>
              <text:p text:style-name="P105">Queueing Driver - that implements a wrapper over linux <text:span text:style-name="T119">concurrent </text:span><text:soft-page-break/><text:span text:style-name="T119">managed </text:span>workqueue <text:span text:style-name="T119">(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05">VIRGO Cloud File Systems Driver and system calls - implements <text:s/>distributed cloud file system calls and telnet userspace clients for <text:s/>– virgo_open, virgo_close, virgo_read and virgo_write of a file on remote cloud node</text:p>
            </text:list-item>
            <text:list-item>
              <text:p text:style-name="P10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05">A config driver - for exporting config symbols </text:p>
            </text:list-item>
            <text:list-item>
              <text:p text:style-name="P105">Experimental Bakery algorithm kernel module implementation – for synchronization in cloud</text:p>
            </text:list-item>
            <text:list-item>
              <text:p text:style-name="P10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0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05"><text:soft-page-break/>From the above EventNet graph, a logical time ordering can be obtained on the cloud events and partakers which is for example useful in establishing money trail in KingCobra MAC eletronic money.</text:p>
            </text:list-item>
            <text:list-item>
              <text:p text:style-name="P10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05">Thus VIRGO has all the requisite minimum functionalities for a linux variant cloud, artificially intelligent, operating system</text:p>
            </text:list-item>
          </text:list>
          <text:p text:style-name="P107">3.20 <text:s text:c="5"/>SATURN Program Analysis Module – Intercepts linux build and extracts program analysis data in trees. SATURN logs are analyzable by AsFer (e.g null pointers, aliasing, memory etc.,).</text:p>
          <text:p text:style-name="P107">3.21 <text:tab/> <text:s text:c="2"/>VIRGO is suitable for analytics driven embedded systems e.g kernelspace IoT</text:p>
          <text:p text:style-name="P107">3.22 <text:s text:c="4"/>VIRGO KTLS config kernel module – only in VIRGO_KTLS branch of VIRGO64 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text:soft-page-break/>exporting them as global symbols in local cloud node kernel. Requires a webservice creating a stream of key-value analytics learnt from a dataset. Presently implemented only in VIRGO64</text:p>
      <text:p text:style-name="P35"><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5"><text:tab/>3.27 Kernel Analytics powered UVC Video Driver – Changed UVC Video driver in kernel 5.1.4 has been committed to VIRGO64 repositories which imports kernel analytics variables exported by kernel_analytics driver in VIRGO64.</text:p>
      <text:p text:style-name="P35"><text:tab/><text:span text:style-name="T153">3.28 Read-Copy-Update in userspace - usecase (in GRAFIT)</text:span></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61"><text:span text:style-name="T20">(Latest NeuronRain VIRGO research version Code at </text:span><text:span text:style-name="T49">sourceforge repositories</text:span><text:span text:style-name="T20">: </text:span><text:a xlink:type="simple" xlink:href="https://sourceforge.net/projects/virgo-linux/" text:style-name="Internet_20_link" text:visited-style-name="Visited_20_Internet_20_Link"><text:span text:style-name="T57">https://sourceforge.net/projects/virgo-linux/</text:span></text:a><text:span text:style-name="T20"> , </text:span><text:a xlink:type="simple" xlink:href="https://sourceforge.net/projects/virgo64-linux/" text:style-name="Internet_20_link" text:visited-style-name="Visited_20_Internet_20_Link"><text:span text:style-name="T57">https://sourceforge.net/projects/virgo64-</text:span></text:a><text:a xlink:type="simple" xlink:href="https://sourceforge.net/projects/virgo64-linux/" text:style-name="Internet_20_link" text:visited-style-name="Visited_20_Internet_20_Link"><text:span text:style-name="T57">linux/</text:span></text:a><text:span text:style-name="T20"> and periodically updated Design details at: </text:span><text:a xlink:type="simple" xlink:href="https://sourceforge.net/p/virgo64-linux/code/ci/master/tree/virgo-docs/VirgoDesign.txt" text:style-name="Internet_20_link" text:visited-style-name="Visited_20_Internet_20_Link"><text:span text:style-name="T57">https://sourceforge.net/p/virgo64-</text:span></text:a><text:a xlink:type="simple" xlink:href="https://sourceforge.net/p/virgo64-linux/code/ci/master/tree/virgo-docs/VirgoDesign.txt" text:style-name="Internet_20_link" text:visited-style-name="Visited_20_Internet_20_Link"><text:span text:style-name="T57">linux/</text:span></text:a><text:a xlink:type="simple" xlink:href="https://sourceforge.net/p/virgo64-linux/code/ci/master/tree/virgo-docs/VirgoDesign.txt" text:style-name="Internet_20_link" text:visited-style-name="Visited_20_Internet_20_Link"><text:span text:style-name="T57">code/ci/master/tree/virgo-docs/VirgoDesign.txt</text:span></text:a><text:span text:style-name="T20"> , <text:s/></text:span><text:a xlink:type="simple" xlink:href="http://sourceforge.net/p/virgo-linux/code-0/HEAD/tree/trunk/virgo-docs/VirgoDesign.txt" text:style-name="Internet_20_link" text:visited-style-name="Visited_20_Internet_20_Link"><text:span text:style-name="T57">http://sourceforge.net/p/virgo-</text:span></text:a><text:a xlink:type="simple" xlink:href="http://sourceforge.net/p/virgo-linux/code-0/HEAD/tree/trunk/virgo-docs/VirgoDesign.txt" text:style-name="Internet_20_link" text:visited-style-name="Visited_20_Internet_20_Link"><text:span text:style-name="T57">linux/code-0/HEAD/tree/trunk/virgo-</text:span></text:a><text:a xlink:type="simple" xlink:href="http://sourceforge.net/p/virgo-linux/code-0/HEAD/tree/trunk/virgo-docs/VirgoDesign.txt" text:style-name="Internet_20_link" text:visited-style-name="Visited_20_Internet_20_Link"><text:span text:style-name="T57">docs/</text:span></text:a><text:a xlink:type="simple" xlink:href="http://sourceforge.net/p/virgo-linux/code-0/HEAD/tree/trunk/virgo-docs/VirgoDesign.txt" text:style-name="Internet_20_link" text:visited-style-name="Visited_20_Internet_20_Link"><text:span text:style-name="T57">VirgoDesign.txt</text:span></text:a><text:span text:style-name="T20">)</text:span></text:p>
      <text:p text:style-name="P61"><text:span text:style-name="T20">(Latest NeuronRain VIRGO enterprise version Code at github</text:span><text:span text:style-name="T49"> repositories</text:span><text:span text:style-name="T20">: VIRGO – </text:span><text:a xlink:type="simple" xlink:href="https://github.com/shrinivaasanka/virgo-linux-github-code" text:style-name="Internet_20_link" text:visited-style-name="Visited_20_Internet_20_Link"><text:span text:style-name="T57">https://</text:span></text:a><text:a xlink:type="simple" xlink:href="https://github.com/shrinivaasanka/virgo-linux-github-code" text:style-name="Internet_20_link" text:visited-style-name="Visited_20_Internet_20_Link"><text:span text:style-name="T57">github.com/shrinivaasanka/virgo-linux-github-code</text:span></text:a><text:span text:style-name="T20"> , </text:span><text:a xlink:type="simple" xlink:href="https://github.com/shrinivaasanka/virgo64-linux-github-code" text:style-name="Internet_20_link" text:visited-style-name="Visited_20_Internet_20_Link"><text:span text:style-name="T57">https://github.com/shrinivaasanka/virgo64-linux-github-code</text:span></text:a><text:span text:style-name="T20"> and periodically updated </text:span><text:soft-page-break/><text:span text:style-name="T20">Design details at: </text:span><text:a xlink:type="simple" xlink:href="https://github.com/shrinivaasanka/virgo64-linux-github-code/blob/master/virgo-docs/VirgoDesign.txt" text:style-name="Internet_20_link" text:visited-style-name="Visited_20_Internet_20_Link"><text:span text:style-name="T57">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57">VirgoDesign.txt</text:span></text:a><text:span text:style-name="T20">, https://github.com/shrinivaasanka/virgo-linux-github-code/blob/master/virgo-docs/VirgoDesign.txt)</text:span></text:p>
      <text:p text:style-name="P28">Design started in 2008. </text:p>
      <text:p text:style-name="P28"/>
      <text:p text:style-name="P1"><text:span text:style-name="T19">4. <text:s/></text:span><text:span text:style-name="T55">NEURONRAIN</text:span><text:span text:style-name="T56"> - </text:span><text:span text:style-name="T54">USBmd</text:span><text:span text:style-name="T19">- </text:span><text:span text:style-name="T54">Linux kernel USB device driver module for debugging and network analytics</text:span><text:span text:style-name="T19"> <text:s/>:</text:span></text:p>
      <text:p text:style-name="P25"><text:tab/><text:span text:style-name="T89">4.1 </text:span>Contains a modified version of Linux kernel mainline USB and USBWWAN broadband modem drivers with debug statements and functions that capture and dump data transfer buffers in kern.logs. </text:p>
      <text:p text:style-name="P25"><text:tab/><text:span text:style-name="T89">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9">3</text:span> Mainline USB drivers (USBWWAN, USB serial, USB storage) instrumented with debug statements in URB related functions</text:p>
      <text:p text:style-name="P21"><text:tab/>4.<text:span text:style-name="T89">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9">5</text:span> 64-bit version of this driver is in separate repository based on 4.13.3 mainline linux kernel (32-bit version is based on mainline kernel 4.1.5)</text:p>
      <text:p text:style-name="P21"><text:tab/><text:span text:style-name="T88">4.6 USBmon and Ftrace kernel utility support for analyzing USB interface traffic and kernel functions invocation graph logs</text:span></text:p>
      <text:p text:style-name="P21"><text:tab/><text:span text:style-name="T90">4.7 This USB analyzer complements the Program Analysis - Software Analytics module in AstroInfer (for userspace applications) analyzing kernelspace function call graph and network activity among others</text:span></text:p>
      <text:p text:style-name="P21"><text:soft-page-break/><text:tab/><text:span text:style-name="T91">4.8 tcpdump and wireshark pcap format WLAN logs can also be analyzed by Spark Analyzer for regular expression patterns</text:span></text:p>
      <text:p text:style-name="P21"><text:tab/><text:span text:style-name="T92">4.9 Ftrace kernel function call graphs are written to a DOT file and analyzable by any Subgraph Miner</text:span></text:p>
      <text:p text:style-name="P21"><text:tab/><text:span text:style-name="T92">4.10 Ftrace call graphs have been analyzed by NetworkX for PageRank and Degree Centrality measures which provide insight into most active code in kernel for an executable</text:span></text:p>
      <text:p text:style-name="P21"/>
      <text:p text:style-name="P1"><text:span text:style-name="T20">(Latest NeuronRain USBmd research version Code at sourceforge repositories: </text:span><text:a xlink:type="simple" xlink:href="https://sourceforge.net/p/usb-md/" text:style-name="Internet_20_link" text:visited-style-name="Visited_20_Internet_20_Link"><text:span text:style-name="T57">https://sourceforge.net/p/usb-md/</text:span></text:a><text:span text:style-name="T20"> , </text:span><text:a xlink:type="simple" xlink:href="https://sourceforge.net/p/usb-md64/code/ci/master/tree/" text:style-name="Internet_20_link" text:visited-style-name="Visited_20_Internet_20_Link"><text:span text:style-name="T57">https://sourceforge.net/p/usb-</text:span></text:a><text:a xlink:type="simple" xlink:href="https://sourceforge.net/p/usb-md64/code/ci/master/tree/" text:style-name="Internet_20_link" text:visited-style-name="Visited_20_Internet_20_Link"><text:span text:style-name="T57">md64/code/ci/master/tree/</text:span></text:a><text:span text:style-name="T20"> and periodically updated Design Details at:</text:span></text:p>
      <text:p text:style-name="P1"><text:a xlink:type="simple" xlink:href="https://sourceforge.net/p/usb-md64/code/ci/master/tree/USBmd_notes.txt" text:style-name="Internet_20_link" text:visited-style-name="Visited_20_Internet_20_Link"><text:span text:style-name="T57">https://sourceforge.net/p/usb-md64/code/ci/master/tree/USBmd_notes.txt</text:span></text:a><text:span text:style-name="T20">,</text:span></text:p>
      <text:p text:style-name="P1"><text:a xlink:type="simple" xlink:href="http://sourceforge.net/p/usb-md/code-0/HEAD/tree/USBmd_notes.txt" text:style-name="Internet_20_link" text:visited-style-name="Visited_20_Internet_20_Link"><text:span text:style-name="T57">http://sourceforge.net/p/usb-md/code-0/HEAD/tree/USBmd_notes.txt</text:span></text:a><text:span text:style-name="T22"> )</text:span><text:span text:style-name="T20"> </text:span></text:p>
      <text:p text:style-name="P1"><text:span text:style-name="T20">(Latest NeuronRain USBmd enterprise version Code at github repositories: <text:s/></text:span><text:a xlink:type="simple" xlink:href="https://github.com/shrinivaasanka/usb-md-linux-github-code" text:style-name="Internet_20_link" text:visited-style-name="Visited_20_Internet_20_Link"><text:span text:style-name="T57">https://github.com/shrinivaasanka/usb-md-linux-github-code</text:span></text:a><text:span text:style-name="T57"> , </text:span><text:a xlink:type="simple" xlink:href="https://github.com/shrinivaasanka/usb-md64-github-code" text:style-name="Internet_20_link" text:visited-style-name="Visited_20_Internet_20_Link"><text:span text:style-name="T57">https://github.com/shrinivaasanka/usb-md64-github-code</text:span></text:a></text:p>
      <text:p text:style-name="P1"><text:span text:style-name="T20"><text:s/>and periodically updated Design Details at: </text:span><text:a xlink:type="simple" xlink:href="https://github.com/shrinivaasanka/virgo-linux-github-code/blob/master/USBmd_notes.txt" text:style-name="Internet_20_link" text:visited-style-name="Visited_20_Internet_20_Link"><text:span text:style-name="T57">https://github.com/shrinivaasanka/virgo-linux-</text:span></text:a><text:a xlink:type="simple" xlink:href="https://github.com/shrinivaasanka/virgo-linux-github-code/blob/master/USBmd_notes.txt" text:style-name="Internet_20_link" text:visited-style-name="Visited_20_Internet_20_Link"><text:span text:style-name="T57">github-code/blob/master/USBmd_notes.txt</text:span></text:a><text:span text:style-name="T57"> , </text:span><text:a xlink:type="simple" xlink:href="https://github.com/shrinivaasanka/usb-md64-github-code/blob/master/USBmd_notes.txt" text:style-name="Internet_20_link" text:visited-style-name="Visited_20_Internet_20_Link"><text:span text:style-name="T57">https://github.com/shrinivaasanka/usb-</text:span></text:a><text:a xlink:type="simple" xlink:href="https://github.com/shrinivaasanka/usb-md64-github-code/blob/master/USBmd_notes.txt" text:style-name="Internet_20_link" text:visited-style-name="Visited_20_Internet_20_Link"><text:span text:style-name="T57">md64-github-code/blob/master/USBmd_notes.txt</text:span></text:a><text:span text:style-name="T20">). </text:span></text:p>
      <text:p text:style-name="P28"/>
      <text:p text:style-name="P2"><text:span text:style-name="T19">5. </text:span><text:span text:style-name="T55">NEURONRAIN</text:span><text:span text:style-name="T56"> - </text:span><text:span text:style-name="T54">King Cobra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20">(NeuronRain KingCobra research version sourceforge Repositories - </text:span><text:soft-page-break/><text:a xlink:type="simple" xlink:href="https://sourceforge.net/p/kcobra/" text:style-name="Internet_20_link" text:visited-style-name="Visited_20_Internet_20_Link"><text:span text:style-name="T57">https://sourceforge.net/p/kcobra/</text:span></text:a><text:span text:style-name="T20"> , <text:s/></text:span><text:a xlink:type="simple" xlink:href="https://sourceforge.net/projects/kcobra64/" text:style-name="Internet_20_link" text:visited-style-name="Visited_20_Internet_20_Link"><text:span text:style-name="T57">https://sourceforge.net/projects/kcobra64/</text:span></text:a><text:span text:style-name="T20"> and periodically updated design notes at </text:span><text:a xlink:type="simple" xlink:href="https://sourceforge.net/p/kcobra64/code/ci/master/tree/KingCobraDesignNotes.txt" text:style-name="Internet_20_link" text:visited-style-name="Visited_20_Internet_20_Link"><text:span text:style-name="T57">https://sourceforge.net/p/kcobra64/code/ci/master/tree/KingCobraDesignNotes.txt</text:span></text:a><text:span text:style-name="T20">, <text:s/></text:span><text:a xlink:type="simple" xlink:href="https://sourceforge.net/p/kcobra/code-svn/KingCobraDesignNotes.txt" text:style-name="Internet_20_link" text:visited-style-name="Visited_20_Internet_20_Link"><text:span text:style-name="T57">https://sourceforge.net/p/kcobra/code-svn/KingCobraDesignNotes.txt</text:span></text:a><text:span text:style-name="T22">)</text:span></text:p>
      <text:p text:style-name="P2"><text:span text:style-name="T20">(NeuronRain KingCobra enterprise version sourceforge Repositories - <text:s/></text:span><text:a xlink:type="simple" xlink:href="https://github.com/shrinivaasanka/kingcobra-github-code" text:style-name="Internet_20_link" text:visited-style-name="Visited_20_Internet_20_Link"><text:span text:style-name="T57">https://github.com/shrinivaasanka/kingcobra-github-code</text:span></text:a><text:span text:style-name="T20"> , </text:span><text:a xlink:type="simple" xlink:href="https://github.com/shrinivaasanka/kingcobra64-github-code" text:style-name="Internet_20_link" text:visited-style-name="Visited_20_Internet_20_Link"><text:span text:style-name="T57">https://github.com/shrinivaasanka/kingcobra64-github-code</text:span></text:a><text:span text:style-name="T20"> and periodically updated design notes at </text:span><text:a xlink:type="simple" xlink:href="https://github.com/shrinivaasanka/kingcobra64-github-code/blob/master/KingCobraDesignNotes.txt" text:style-name="Internet_20_link" text:visited-style-name="Visited_20_Internet_20_Link"><text:span text:style-name="T57">https://github.com/shrinivaasanka/kingcobra64-github-</text:span></text:a><text:a xlink:type="simple" xlink:href="https://github.com/shrinivaasanka/kingcobra64-github-code/blob/master/KingCobraDesignNotes.txt" text:style-name="Internet_20_link" text:visited-style-name="Visited_20_Internet_20_Link"><text:span text:style-name="T57">code/blob/master/</text:span></text:a><text:a xlink:type="simple" xlink:href="https://github.com/shrinivaasanka/kingcobra64-github-code/blob/master/KingCobraDesignNotes.txt" text:style-name="Internet_20_link" text:visited-style-name="Visited_20_Internet_20_Link"><text:span text:style-name="T57">KingCobraDesignNotes.txt</text:span></text:a><text:span text:style-name="T20">, <text:s/></text:span><text:a xlink:type="simple" xlink:href="https://github.com/shrinivaasanka/kingcobra-github-code/blob/master/KingCobraDesignNotes.txt" text:style-name="Internet_20_link" text:visited-style-name="Visited_20_Internet_20_Link"><text:span text:style-name="T57">https://github.com/shrinivaasanka/kingcobra-github-</text:span></text:a><text:a xlink:type="simple" xlink:href="https://github.com/shrinivaasanka/kingcobra-github-code/blob/master/KingCobraDesignNotes.txt" text:style-name="Internet_20_link" text:visited-style-name="Visited_20_Internet_20_Link"><text:span text:style-name="T57">code/</text:span></text:a><text:a xlink:type="simple" xlink:href="https://github.com/shrinivaasanka/kingcobra-github-code/blob/master/KingCobraDesignNotes.txt" text:style-name="Internet_20_link" text:visited-style-name="Visited_20_Internet_20_Link"><text:span text:style-name="T20">blob/master/KingCobraDesignNotes.txt</text:span></text:a><text:span text:style-name="T22">)</text:span></text:p>
      <text:p text:style-name="P37"/>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text:soft-page-break/>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20">6. </text:span><text:span text:style-name="T50">NEURONRAIN - </text:span><text:span text:style-name="T20">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57">http://sourceforge.net/projects/acadpdrafts/</text:span></text:a></text:p>
      <text:p text:style-name="P84"/>
      <text:p text:style-name="P85"><text:span text:style-name="T57">The opensource codebases above are nonprofit academic research efforts. Premium Technical Support for above opensource codebases available. </text:span><text:span text:style-name="T18">Premium </text:span><text:span text:style-name="T57">Dual licensed Closedsource products derived from codebases in: </text:span><text:a xlink:type="simple" xlink:href="https://github.com/shrinivaasanka" text:style-name="Internet_20_link" text:visited-style-name="Visited_20_Internet_20_Link"><text:span text:style-name="T57">https://github.com/shrinivaasanka</text:span></text:a><text:span text:style-name="T65">, </text:span><text:a xlink:type="simple" xlink:href="https://gitlab.com/shrinivaasanka" text:style-name="Internet_20_link" text:visited-style-name="Visited_20_Internet_20_Link"><text:span text:style-name="T57">https://gitlab.com/shrinivaasanka</text:span></text:a><text:span text:style-name="T57"> and <text:s/></text:span><text:a xlink:type="simple" xlink:href="https://sourceforge.net/u/userid-769929/profile/" text:style-name="Internet_20_link" text:visited-style-name="Visited_20_Internet_20_Link"><text:span text:style-name="T57">https://sourceforge.net/u/userid-</text:span></text:a><text:a xlink:type="simple" xlink:href="https://sourceforge.net/u/userid-769929/profile/" text:style-name="Internet_20_link" text:visited-style-name="Visited_20_Internet_20_Link"><text:span text:style-name="T57">769929/profile/</text:span></text:a><text:span text:style-name="T57"> are in development since 2010.</text:span></text:p>
      <text:p text:style-name="P93"/>
      <text:p text:style-name="P90"><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5"> An introductory presentation on NeuronRain based Analytics is at:</text:span></text:p>
      <text:p text:style-name="P97">https://github.com/shrinivaasanka/Grafit/blob/master/<text:soft-page-break/>EnterpriseAnalytics_with_NeuronRain.pdf</text:p>
      <text:p text:style-name="P86"/>
      <text:p text:style-name="P39"><text:span text:style-name="T6">April 2015 – September 2015 - CloudEnablers - CusDelight - Corestack, Chennai – Architect</text:span><text:span text:style-name="T11"> </text:span></text:p>
      <text:p text:style-name="P39"/>
      <text:p text:style-name="P3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9">2. Design and PoC implementation <text:s/>in python for Jinja2 rendering template feature addition to TOSCA Plan XML and Mistral YAML based on JSON context for conditionals and control structures support </text:p>
      <text:p text:style-name="P39">3. Creating a Capability matrix of different Cloud Orchestration and template softwares: AWS,Heat,Mistral,Puppet,Chef,Ansible,Saltstack,Twisted,Nunjucks </text:p>
      <text:p text:style-name="P39">4. Study of OpenTOSCA implementation of TOSCA (University of Stuttgart) and feasibility of its integration into Corestack (Cloudenablers) </text:p>
      <text:p text:style-name="P39">5. Feasibility study of new features to Mistral Workflow Engine Parser (if-else,nested for-each,with-items,concurrency)</text:p>
      <text:p text:style-name="P39">6. Feasibility of Apache Brooklyn CAMP blueprints based cloud application deployment</text:p>
      <text:p text:style-name="P3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9">8. Corestack code review</text:p>
      <text:p text:style-name="P39">9. Study of feasibility of Jclouds integration into corestack</text:p>
      <text:p text:style-name="P39">10. Design and PoC for Process Checkpoint and Restoration with CRIU in baremetal, VMs and Docker (with overlay and aufs union mount filesystems). Docker public repository - https://hub.docker.com/r/srinivasankannan/cloud-migration/</text:p>
      <text:p text:style-name="P39"><text:soft-page-break/>11. Design and PoC sync scripts implementation for Automated VM image synchronization with bup, rsync, lsyncd-lua and inotifywait (inotify-tools). </text:p>
      <text:p text:style-name="P39">12. Design and PoC implementation for Service Discovery through above REST API and migrating them with Jinja2 Heat and Mistral YAML templates extraction and Performance tunables for cloud.</text:p>
      <text:p text:style-name="P79"/>
      <text:p text:style-name="P83"><text:span text:style-name="T20">June 2014 – July 2014 – </text:span><text:span text:style-name="T43">Clockwork Interviews Pvt Ltd, Chennai (Hiring product - </text:span><text:a xlink:type="simple" xlink:href="http://piqube.com/" text:style-name="Internet_20_link" text:visited-style-name="Visited_20_Internet_20_Link"><text:span text:style-name="T20">http://piqube.com</text:span></text:a><text:span text:style-name="T43">)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99"/>
      <text:p text:style-name="P80"/>
      <text:p text:style-name="P67"><text:span text:style-name="T20">February 2014 – </text:span><text:span text:style-name="T49">Clockwork Interviews Pvt Ltd, Chennai (Hiring product - </text:span><text:a xlink:type="simple" xlink:href="http://piqube.com/" text:style-name="Internet_20_link" text:visited-style-name="Visited_20_Internet_20_Link"><text:span text:style-name="T20">http://piqube.com</text:span></text:a><text:span text:style-name="T49">)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74"/>
      <text:p text:style-name="P69"><text:span text:style-name="T34">October 2013 – January 2014 – continued work on my opensource products (Krishna iResearch - </text:span><text:a xlink:type="simple" xlink:href="https://sourceforge.net/users/ka_shrinivaasan" text:style-name="Internet_20_link" text:visited-style-name="Visited_20_Internet_20_Link"><text:span text:style-name="T38">https://sourceforge.net/users/ka_shrinivaasan</text:span></text:a><text:span text:style-name="T34">) and non-profit machine learning remote consultancy to Clockwork Interviews Pvt Ltd, Chennai (Hiring product - </text:span><text:soft-page-break/><text:a xlink:type="simple" xlink:href="http://piqube.com/" text:style-name="Internet_20_link" text:visited-style-name="Visited_20_Internet_20_Link"><text:span text:style-name="T20">http://piqube.com</text:span></text:a><text:span text:style-name="T34">) </text:span><text:span text:style-name="T46"><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74"/>
      <text:p text:style-name="P74">September 2012 - February 2013 – Parttime Consultancy for Global Analytics(Chennai) <text:s/>and <text:s/>Work on my opensource products (Krishna iResearch) </text:p>
      <text:p text:style-name="P44"/>
      <text:p text:style-name="P38">1. Did the <text:span text:style-name="T1">Python AMP workflow implementation</text:span> as per the workflow specification for AMP using PyUtilib, RabbitMQ and Config files support. Wrote some python scripts for AMP workflow config files support and parsing .</text:p>
      <text:p text:style-name="P38">2. Wrote Design spec analyzing workflow alternatives (like PyF, cascade) .</text:p>
      <text:p text:style-name="P38">3. Wrote <text:span text:style-name="T1">AMP workflow-over-cloud</text:span> (AMP on Hadoop) specification in addition to AMP workflow spec. </text:p>
      <text:p text:style-name="P38">4. Guided on GDP 2.7.x and 3.0 bug fixes and issues.</text:p>
      <text:p text:style-name="P38">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5">https://sourceforge.net/users/ka_shrinivaasan</text:span></text:a></text:p>
      <text:p text:style-name="P21"/>
      <text:p text:style-name="P21"/>
      <text:p text:style-name="P72"/>
      <text:p text:style-name="P74">January 2011 – March 2011 and July 2011 – August 2012 – Global Analytics(Chennai) – Senior Lead Software Architect (C/C++/Python)</text:p>
      <text:p text:style-name="P46"/>
      <text:p text:style-name="P38"><text:soft-page-break/>1. Mentored and Managed a team of 3 people . </text:p>
      <text:p text:style-name="P38"/>
      <text:p text:style-name="P38">2. Released version 2.3.1 of Global Decision Platform(GDP) with fixes for crashes in production environment.</text:p>
      <text:p text:style-name="P38"/>
      <text:p text:style-name="P38">3. Did refactoring, many bug fixes and enhancements to Global Decision Platform(GDP) version 2.5.0 for <text:span text:style-name="T1">master demo lead passthroughs</text:span> to work. </text:p>
      <text:p text:style-name="P38"/>
      <text:p text:style-name="P3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8"/>
      <text:p text:style-name="P38">5. Designed and implemented <text:span text:style-name="T1">session based request-response</text:span> in GDP 2.5.0</text:p>
      <text:p text:style-name="P38"/>
      <text:p text:style-name="P38">6. Implemented modified timeout error logging with placeholders for errorcodes and request id and did fixes for frequent crashes in production environment for GDP 2.5.0. </text:p>
      <text:p text:style-name="P38"/>
      <text:p text:style-name="P38">7. Released GDP version 2.5.1 for which 2 minor binaries were developed to clear the queue and test the creation of queues (for System V message queues)</text:p>
      <text:p text:style-name="P38"/>
      <text:p text:style-name="P38">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8"/>
      <text:p text:style-name="P3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ext:soft-page-break/>time.</text:p>
      <text:p text:style-name="P38"/>
      <text:p text:style-name="P38">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8"/>
      <text:p text:style-name="P38">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8"/>
      <text:p text:style-name="P38">12. Mentored the team to work on Dynamic Risk Tables (DRT) library of GDP to extend the database compatibility to MySQL and Oracle</text:p>
      <text:p text:style-name="P38"/>
      <text:p text:style-name="P38">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text:soft-page-break/>with msgsnd/msgrcv which involves user and kernel address-space copying to remedy huge queue backlog seen in AMP realtime prototype. This tightly couples GDP Python runtime with the AMP runtime </text:p>
      <text:p text:style-name="P38"/>
      <text:p text:style-name="P3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8"/>
      <text:p text:style-name="P3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8"/>
      <text:p text:style-name="P38">16. Worked on writing python configuration scripts for <text:span text:style-name="T1">automating the build configuration and installation</text:span> of GDP components like SEM, Service and Master .</text:p>
      <text:p text:style-name="P38"/>
      <text:p text:style-name="P38">17. Implemented <text:s/>a minor <text:span text:style-name="T1">encrypt utility</text:span> for master component of the GDP</text:p>
      <text:p text:style-name="P38"/>
      <text:p text:style-name="P38">18. Wrote Functional specification for <text:span text:style-name="T1">GDP 3.0 Automated Installer design </text:span></text:p>
      <text:p text:style-name="P38"/>
      <text:p text:style-name="P38">19. Wrote Functional specification for <text:span text:style-name="T1">AMP Workflow </text:span></text:p>
      <text:p text:style-name="P38"/>
      <text:p text:style-name="P38">20. Wrote Functional specification for <text:span text:style-name="T1">AMP Cloud deployment</text:span></text:p>
      <text:p text:style-name="P38"/>
      <text:p text:style-name="P38">21. Studied python workflow packages for AMP workflow viz., Pyutilib.workflow, PyF and <text:soft-page-break/>implemented a workflow prototype for AMP workflow in Pyutilib.workflow. </text:p>
      <text:p text:style-name="P38"/>
      <text:p text:style-name="P38">22. Implemented a <text:span text:style-name="T1">small prototype stub using Dumbo Mapper-reducer</text:span> for Cloud</text:p>
      <text:p text:style-name="P38"><text:s/>Deployment of AMP</text:p>
      <text:p text:style-name="P38"/>
      <text:p text:style-name="P38">23. Did 2 one-week training sessions for GDP versions </text:p>
      <text:p text:style-name="P38"/>
      <text:p text:style-name="P38">24. Did one-week training session for Python.</text:p>
      <text:p text:style-name="P38"/>
      <text:p text:style-name="P38">25. Implemented a <text:span text:style-name="T1">mini-GDP client and server</text:span> for debugging socket related errors in production. </text:p>
      <text:p text:style-name="P38"/>
      <text:p text:style-name="P38">26. Developed a <text:span text:style-name="T1">documentation knowledgebase</text:span> intranet website for GDP documentation, design documents, installation troubleshooting documents and debugging documents.</text:p>
      <text:p text:style-name="P38"/>
      <text:p text:style-name="P38">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72"/>
      <text:p text:style-name="P74">January 2011 – March 2011 – Consultant for Global Analytics(Chennai) and Work on my opensource products (Krishna iResearch) – (C++/Python)</text:p>
      <text:p text:style-name="P48"/>
      <text:p text:style-name="P78"><text:soft-page-break/>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8"/>
      <text:p text:style-name="P74">August 2008 – June 2011 – Work on my opensource products (Krishna iResearch)</text:p>
      <text:p text:style-name="P44"/>
      <text:p text:style-name="P3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9"/>
      <text:p text:style-name="P39"/>
      <text:p text:style-name="P39"/>
      <text:p text:style-name="P39"/>
      <text:p text:style-name="P78"/>
      <text:p text:style-name="P74">March 2006 – July 2008 - webMethods and webMethods (now Software AG) (Bangalore) (C/C++/Java)</text:p>
      <text:p text:style-name="P21"/>
      <text:p text:style-name="P3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9"/>
      <text:p text:style-name="P72"><text:soft-page-break/></text:p>
      <text:p text:style-name="P74">November 2005 – February 2006 – Krishna iResearch (self-started, not-for-profit, open-source research initiative)</text:p>
      <text:p text:style-name="P76">Initial design work for Krishna iResearch open source products focussing on algorithms for web and BigData </text:p>
      <text:p text:style-name="P77"/>
      <text:p text:style-name="P74">August 2005 – November 2005 – Verizon Data Services India, Chennai</text:p>
      <text:p text:style-name="P39">In Verizon India for brief period and then self-study in Mathematics and Computer Science.</text:p>
      <text:p text:style-name="P39"/>
      <text:p text:style-name="P78"/>
      <text:p text:style-name="P71">May 2003 – Krishna iResearch <text:span text:style-name="T10">(self-started, not-for-profit, open-source research initiative)</text:span></text:p>
      <text:p text:style-name="P75">Registered on SourceForge.net and Initial design work started for open source products focussing on algorithms for web and BigData </text:p>
      <text:p text:style-name="P75"/>
      <text:p text:style-name="P74">February 2000 – July 2005 – iPlanet (Sun Microsystems-Netscape Alliance) and Sun Microsystems (now Oracle) (Bangalore)</text:p>
      <text:p text:style-name="P44"/>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text:soft-page-break/></text:p>
      <text:p text:style-name="P41"><text:span text:style-name="T1">Implementation of a threaded ICP server and porting SOCKS server for Sun Java system web proxy server 4.0 (C/C++/Solaris/Windows/RHELinux) (2004-2005)</text:span><text:span text:style-name="T3">:</text:span></text:p>
      <text:p text:style-name="P39">Implemented a threaded ICP(Internet Cache protocol) server functionality using NSPR threads.</text:p>
      <text:p text:style-name="P39">Also ported a legacy SOCKS server to proxy server 4.0.</text:p>
      <text:p text:style-name="P21"/>
      <text:p text:style-name="P21"/>
      <text:p text:style-name="P21">Load Balancer Module for Apache Web Server 1.3.27 / 2.0.47</text:p>
      <text:p text:style-name="P41"><text:span text:style-name="T1">(C/C++) (2003-2004) </text:span><text:span text:style-name="T3">:</text:span></text:p>
      <text:p text:style-name="P39">Designed and implemented a Load balancer module for Apache 1.3.27 which will route the</text:p>
      <text:p text:style-name="P39">HTTP/HTTPS requests onto SunONE Application Server instances by Round Robin Algorithm.</text:p>
      <text:p text:style-name="P39">This module is part of Sun ONE Application Server 7, Enterprise Edition.Also ported the module to Apache 2.0.47.</text:p>
      <text:p text:style-name="P21">Optimizations and Features for iPlanet/Sun ONE Application</text:p>
      <text:p text:style-name="P4"><text:span text:style-name="T46">Server 6.x (Java) (open sourced at </text:span><text:a xlink:type="simple" xlink:href="http://glassfish.java.net/" text:style-name="Internet_20_link" text:visited-style-name="Visited_20_Internet_20_Link"><text:span text:style-name="T57">http://glassfish.java.net</text:span></text:a><text:span text:style-name="T46">) (2002) </text:span><text:span text:style-name="T21">:</text:span></text:p>
      <text:p text:style-name="P39">a) Fixed bugs related to performance, admin-tool and</text:p>
      <text:p text:style-name="P39">security in iPlanet Application Server 6.x. Also fixed few CTS bugs</text:p>
      <text:p text:style-name="P39">in SunONE Application Server 7 Standard Edition.</text:p>
      <text:p text:style-name="P39">b) Involved in optimization of SUN J2EE Reference</text:p>
      <text:p text:style-name="P39">Implementation (RI) to make the JTS transaction manager</text:p>
      <text:p text:style-name="P39">enterprise-class. This included introducing a new Component Level</text:p>
      <text:p text:style-name="P39">Transaction Attribute setting feature in iPlanet Application Server</text:p>
      <text:p text:style-name="P39">6.5. With this, user can set the type of transaction (XA or Local)</text:p>
      <text:p text:style-name="P39">at J2EE application component level. [Patents granted – details in the end]</text:p>
      <text:p text:style-name="P39">c) Added a Trace functionality for the JTS transaction manager in SunONE Appserver 7.0</text:p>
      <text:p text:style-name="P39">Enterprise Edition <text:soft-page-break/>(http://glassfish.sourcearchive.com/documentation/1:2ur2-b04-1/dir_512e7fccb5ab465c594742cd72317a0e.html).</text:p>
      <text:p text:style-name="P21"/>
      <text:p text:style-name="P41"><text:span text:style-name="T1">Debugging and Monitoring framework (MagicDraw) (2002) </text:span><text:span text:style-name="T3">:</text:span></text:p>
      <text:p text:style-name="P39">Designed a Debugging and Monitoring framework for Sun ONE</text:p>
      <text:p text:style-name="P39">Application Server 7.0 Enterprise Edition.</text:p>
      <text:p text:style-name="P21"/>
      <text:p text:style-name="P41"><text:span text:style-name="T1">Store Adapter prototype for High Availability(Java) (2002) </text:span><text:span text:style-name="T3">:</text:span></text:p>
      <text:p text:style-name="P39">Implemented a store adapter prototype for Clustra High</text:p>
      <text:p text:style-name="P39">Availability Database. This was to test the feasibility of using</text:p>
      <text:p text:style-name="P39">Clustra HADB as backend store for session data in SunONE Application Server 7.0 Enterprise Edition.</text:p>
      <text:p text:style-name="P21"/>
      <text:p text:style-name="P21">Minor Feature Addition to SunOne Application Server 6.5 SP1 (2002)</text:p>
      <text:p text:style-name="P39">Added support for enabling/disabling TCP_NODELAY in SunOne Application Server 6.5 SP1</text:p>
      <text:p text:style-name="P21"/>
      <text:p text:style-name="P41"><text:span text:style-name="T1">Survival Index based Transaction Timeout Manager for iPlanet Application Server (Java)(2002)</text:span><text:span text:style-name="T3">:</text:span></text:p>
      <text:p text:style-name="P39">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41"><text:soft-page-break/><text:span text:style-name="T1">iPlanet Application Server 6.0 (2001)</text:span><text:span text:style-name="T3">:</text:span></text:p>
      <text:p text:style-name="P39">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41"><text:span text:style-name="T2"><text:s text:c="4"/>1. <text:s/></text:span><text:span text:style-name="T3">Solaris internals</text:span></text:p>
      <text:list xml:id="list3014938433" text:style-name="L5">
        <text:list-item>
          <text:p text:style-name="P108">Multithreaded Application development in Solaris</text:p>
        </text:list-item>
        <text:list-item>
          <text:p text:style-name="P108">SOLARIS DEVICE DRIVER INTERNALS</text:p>
        </text:list-item>
      </text:list>
      <text:p text:style-name="P39"/>
      <text:p text:style-name="P39"/>
      <text:p text:style-name="P39"/>
      <text:p text:style-name="P39"/>
      <text:p text:style-name="P39"/>
      <text:p text:style-name="P39"/>
      <text:p text:style-name="P39"/>
      <text:p text:style-name="P81"/>
      <text:p text:style-name="P74">July 1999 - January 2000 - BaaN Infosystems (now SSA Global) (Hyderabad)</text:p>
      <text:p text:style-name="P36"/>
      <text:p text:style-name="P39">Developed a storefront for an e-commerce application called</text:p>
      <text:p text:style-name="P39">E-Enterprise using Microsoft Internet Information Server/Site Server, Visual Basic, Active Server Pages and Visual Interdev</text:p>
      <text:p text:style-name="P60"/>
      <text:p text:style-name="P60"><text:soft-page-break/>January 1999 – May 1999 – BE Thesis and Project(team) – COBRA – Distributed Computing Framework based on CORBA(Visibroker) and JAVA.</text:p>
      <text:p text:style-name="P60"/>
      <text:p text:style-name="P60">April 1998 – June 1998 – BE Internship at Steel Authority of India Limited (Raurkela and Durgapur Steel Plants) – Enhancements to Automated Furnace Data Acquisition software through a GUI developed on VAX Fortran over VAX VMS</text:p>
      <text:p text:style-name="P36"/>
      <text:p text:style-name="P36">MISCELLANEOUS</text:p>
      <text:p text:style-name="P39">1. Gold medal for proficiency from PSG Tech for ranking first in B.E.(CSE) – Received in February 2000</text:p>
      <text:p text:style-name="P39">2. GRE (2002) – score 2040</text:p>
      <text:p text:style-name="P39">3. Joint Entrance Screening Test(JEST) 2006 in Theoretical Computer Science - Rank 21 (Reg No: 22123).</text:p>
      <text:p text:style-name="P39">4. Participated in Winter School 2010 on Machine Learning and Computer Vision, Microsoft Research &amp; CIFAR, IISc</text:p>
      <text:p text:style-name="P47">5. UGC Net July 2016 – 66 (I), 54 (II), 50.67 (III) (in percentage) (Roll No. 69004241)</text:p>
      <text:p text:style-name="P37"/>
      <text:p text:style-name="P37">INTERESTS</text:p>
      <text:p text:style-name="P39">Writing, reading non-fiction mostly on science,mathematics, religion and philosoph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0-04-01T23:39:48.281784719</dc:date>
    <meta:editing-duration>P1DT15H45M55S</meta:editing-duration>
    <meta:editing-cycles>1440</meta:editing-cycles>
    <meta:generator>LibreOffice/6.4.2.2$Linux_X86_64 LibreOffice_project/40$Build-2</meta:generator>
    <meta:document-statistic meta:table-count="0" meta:image-count="1" meta:object-count="0" meta:page-count="53" meta:paragraph-count="524" meta:word-count="10535" meta:character-count="84646" meta:non-whitespace-character-count="73579"/>
  </office:meta>
</office:document-meta>
</file>